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14cm"/>
    </style:style>
    <style:style style:name="co2" style:family="table-column">
      <style:table-column-properties fo:break-before="auto" style:column-width="12.39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4.066cm"/>
    </style:style>
    <style:style style:name="co6" style:family="table-column">
      <style:table-column-properties fo:break-before="auto" style:column-width="7.742cm"/>
    </style:style>
    <style:style style:name="co11" style:family="table-column">
      <style:table-column-properties fo:break-before="auto" style:column-width="19.253cm"/>
    </style:style>
    <style:style style:name="co8" style:family="table-column">
      <style:table-column-properties fo:break-before="auto" style:column-width="0.924cm"/>
    </style:style>
    <style:style style:name="co9" style:family="table-column">
      <style:table-column-properties fo:break-before="auto" style:column-width="5.854cm"/>
    </style:style>
    <style:style style:name="co10" style:family="table-column">
      <style:table-column-properties fo:break-before="auto" style:column-width="13.0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transparent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LAB_observations" table:style-name="ta1">
        <table:table-column table:style-name="co1" table:default-cell-style-name="ce4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table:number-columns-repeated="3"/>
          <table:table-cell office:value-type="string" calcext:value-type="string">
            <text:p>Ov</text:p>
          </table:table-cell>
          <table:table-cell table:number-columns-repeated="2"/>
          <table:table-cell office:value-type="string" calcext:value-type="string">
            <text:p>Cp</text:p>
          </table:table-cell>
          <table:table-cell office:value-type="string" calcext:value-type="string">
            <text:p>Bv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Anes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j‘ai des animaux qui maigrisse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’ai des animaux qui ont une mauvaise lai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'ai des animaux qui perdent leur lai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'ai des animaux qui ont un mauvais poi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'ai des animaux qui ont de la diarrhé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'ai des animaux qui meure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'ai des animaux qui tousse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'ai des animaux qui mouche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'ai des animaux très anémié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'ai des animaux avec le signe de la bouteil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'ai fait un traitement avec un vermifuge et la situation ne s'est pas amélioré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e viens d'acheter un ani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e viens d'acheter un troupeau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e rentre mon troupeau en bergeri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e rentre mon troupeau en bâti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e rentre mon animal au bo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'est le début de l'hiv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e vais sortir mes animaux à l'herb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e pars en transhum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e veux connaître la situation de mon troupeau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e veux connaître la situation de mon anima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e veux connaître la situation d’un ani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e veux mettre en place une rotation de pâturag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e vis plutôt en zone sèch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e vis plutôt en climat méditerranée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es animaux ont accès à des pâturages humid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'ai régulièrement des foies saisis pour grande dou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'ai régulièrement des foies saisis pour petite dou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'ai observé des "grains de riz blancs" dans les crottes de mes animaux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on animal se frotte régulièrement l'arrière-train aux arbres ou aux poteau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j‘ai des animaux qui maigrissen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’ai des animaux qui ont une mauvaise la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'ai des animaux qui perdent leur la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'ai des animaux qui ont un mauvais poi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'ai des animaux qui ont de la diarrhé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'ai des animaux qui meuren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'ai des animaux qui toussen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'ai des animaux qui mouchen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'ai des animaux très anémié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'ai des animaux avec le signe de la bouteil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'ai fait un traitement avec un vermifuge et la situation ne s'est pas amélioré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e viens d'acheter un ani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e viens d'acheter un troupeau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e rentre mon troupeau en bergeri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e rentre mon troupeau en bâtimen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e rentre mon animal au bo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'est le début de l'hiv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e vais sortir mes animaux à l'herb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e pars en transhuman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e veux connaître la situation de mon troupeau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e veux connaître la situation de mon anima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e veux connaître la situation d’un ani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e veux mettre en place une rotation de pâturag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e vis plutôt en zone sèch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e vis plutôt en climat méditerranée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es animaux ont accès à des pâturages humid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'ai régulièrement des foies saisis pour grande dou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'ai régulièrement des foies saisis pour petite dou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'ai observé des "grains de riz blancs" dans les crottes de mes animau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on animal se frotte régulièrement l'arrière-train aux arbres ou aux poteau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j‘ai des animaux qui maigrissen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’ai des animaux qui ont une mauvaise la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'ai des animaux qui perdent leur la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'ai des animaux qui ont un mauvais poi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'ai des animaux qui ont de la diarrhé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'ai des animaux qui meuren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'ai des animaux qui toussen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'ai des animaux qui mouchen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'ai des animaux très anémié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'ai des animaux avec le signe de la bouteil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'ai fait un traitement avec un vermifuge et la situation ne s'est pas amélioré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e viens d'acheter un anim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e viens d'acheter un troupeau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e rentre mon troupeau en bergeri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e rentre mon troupeau en bâtimen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e rentre mon animal au bo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'est le début de l'hiv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e vais sortir mes animaux à l'herb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e pars en transhumanc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e veux connaître la situation de mon troupeau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e veux connaître la situation de mon anima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e veux connaître la situation d’un anim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e veux mettre en place une rotation de pâturag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e vis plutôt en zone sèch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e vis plutôt en climat méditerranée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es animaux ont accès à des pâturages humid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'ai régulièrement des foies saisis pour grande douv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'ai régulièrement des foies saisis pour petite douv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'ai observé des "grains de riz blancs" dans les crottes de mes animau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on animal se frotte régulièrement l'arrière-train aux arbres ou aux poteau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j‘ai des animaux qui maigrissen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’ai des animaux qui ont une mauvaise la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'ai des animaux qui perdent leur la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'ai des animaux qui ont un mauvais poi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'ai des animaux qui ont de la diarrhé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'ai des animaux qui meuren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'ai des animaux qui toussen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'ai des animaux qui mouch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'ai des animaux très anémié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'ai des animaux avec le signe de la bouteil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'ai fait un traitement avec un vermifuge et la situation ne s'est pas amélioré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e viens d'acheter un anim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e viens d'acheter un troupeau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e rentre mon troupeau en bergeri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e rentre mon troupeau en bâti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e rentre mon animal au bo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'est le début de l'hiv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e vais sortir mes animaux à l'herb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e pars en transhumanc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e veux connaître la situation de mon troupeau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e veux connaître la situation de mon animal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e veux connaître la situation d’un anim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e veux mettre en place une rotation de pâturag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e vis plutôt en zone sèc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e vis plutôt en climat méditerranée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es animaux ont accès à des pâturages humide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'ai régulièrement des foies saisis pour grande douv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'ai régulièrement des foies saisis pour petite douv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'ai observé des "grains de riz blancs" dans les crottes de mes animau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on animal se frotte régulièrement l'arrière-train aux arbres ou aux poteau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j‘ai des animaux qui maigrissen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’ai des animaux qui ont une mauvaise la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'ai des animaux qui perdent leur la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'ai des animaux qui ont un mauvais poi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'ai des animaux qui ont de la diarrhé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'ai des animaux qui meur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'ai des animaux qui touss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'ai des animaux qui mouch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'ai des animaux très anémié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'ai des animaux avec le signe de la bouteil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'ai fait un traitement avec un vermifuge et la situation ne s'est pas amélioré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e viens d'acheter un anima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e viens d'acheter un troupeau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e rentre mon troupeau en bergeri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e rentre mon troupeau en bâti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e rentre mon animal au bo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'est le début de l'hiv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e vais sortir mes animaux à l'herb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e pars en transhumanc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e veux connaître la situation de mon troupeau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e veux connaître la situation de mon anima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e veux connaître la situation d’un animal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e veux mettre en place une rotation de pâturag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e vis plutôt en zone sèc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e vis plutôt en climat méditerranée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es animaux ont accès à des pâturages humide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'ai régulièrement des foies saisis pour grande douv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'ai régulièrement des foies saisis pour petite douv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'ai observé des "grains de riz blancs" dans les crottes de mes animau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on animal se frotte régulièrement l'arrière-train aux arbres ou aux poteaux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j‘ai des animaux qui maigrissen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’ai des animaux qui ont une mauvaise la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'ai des animaux qui perdent leur la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'ai des animaux qui ont un mauvais poi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'ai des animaux qui ont de la diarrhé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'ai des animaux qui meur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'ai des animaux qui touss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'ai des animaux qui mouch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'ai des animaux très anémié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'ai des animaux avec le signe de la bouteil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'ai fait un traitement avec un vermifuge et la situation ne s'est pas amélioré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e viens d'acheter un anim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e viens d'acheter un troupeau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e rentre mon troupeau en bergeri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e rentre mon troupeau en bâti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e rentre mon animal au bo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'est le début de l'hiv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e vais sortir mes animaux à l'herb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je pars en transhumanc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e veux connaître la situation de mon troupeau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e veux connaître la situation de mon anim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je veux connaître la situation d’un anim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e veux mettre en place une rotation de pâturag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e vis plutôt en zone sèc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e vis plutôt en climat méditerranée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es animaux ont accès à des pâturages humide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'ai régulièrement des foies saisis pour grande douv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'ai régulièrement des foies saisis pour petite douv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'ai observé des "grains de riz blancs" dans les crottes de mes animau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on animal se frotte régulièrement l'arrière-train aux arbres ou aux poteaux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/>
        </table:table-row>
      </table:table>
      <table:table table:name="Feuille2" table:style-name="ta1"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ce4"/>
        <table:table-column table:style-name="co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« observation_id » =&gt; 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],</text:p>
          </table:table-cell>
          <table:table-cell table:formula="of:=COM.MICROSOFT.CONCAT([.A1:.E1])" office:value-type="string" office:string-value="[ « espece_id » =&gt; 2, « observation_id » =&gt; 1]," calcext:value-type="string">
            <text:p>[ « espece_id » =&gt; 2, « observation_id » =&gt; 1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],</text:p>
          </table:table-cell>
          <table:table-cell table:formula="of:=COM.MICROSOFT.CONCAT([.A2:.E2])" office:value-type="string" office:string-value="[ « espece_id » =&gt; 2, « observation_id » =&gt; 2]," calcext:value-type="string">
            <text:p>[ « espece_id » =&gt; 2, « observation_id » =&gt; 2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],</text:p>
          </table:table-cell>
          <table:table-cell table:formula="of:=COM.MICROSOFT.CONCAT([.A3:.E3])" office:value-type="string" office:string-value="[ « espece_id » =&gt; 2, « observation_id » =&gt; 3]," calcext:value-type="string">
            <text:p>[ « espece_id » =&gt; 2, « observation_id » =&gt; 3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],</text:p>
          </table:table-cell>
          <table:table-cell table:formula="of:=COM.MICROSOFT.CONCAT([.A4:.E4])" office:value-type="string" office:string-value="[ « espece_id » =&gt; 2, « observation_id » =&gt; 5]," calcext:value-type="string">
            <text:p>[ « espece_id » =&gt; 2, « observation_id » =&gt; 5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],</text:p>
          </table:table-cell>
          <table:table-cell table:formula="of:=COM.MICROSOFT.CONCAT([.A5:.E5])" office:value-type="string" office:string-value="[ « espece_id » =&gt; 2, « observation_id » =&gt; 6]," calcext:value-type="string">
            <text:p>[ « espece_id » =&gt; 2, « observation_id » =&gt; 6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],</text:p>
          </table:table-cell>
          <table:table-cell table:formula="of:=COM.MICROSOFT.CONCAT([.A6:.E6])" office:value-type="string" office:string-value="[ « espece_id » =&gt; 2, « observation_id » =&gt; 7]," calcext:value-type="string">
            <text:p>[ « espece_id » =&gt; 2, « observation_id » =&gt; 7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],</text:p>
          </table:table-cell>
          <table:table-cell table:formula="of:=COM.MICROSOFT.CONCAT([.A7:.E7])" office:value-type="string" office:string-value="[ « espece_id » =&gt; 2, « observation_id » =&gt; 8]," calcext:value-type="string">
            <text:p>[ « espece_id » =&gt; 2, « observation_id » =&gt; 8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],</text:p>
          </table:table-cell>
          <table:table-cell table:formula="of:=COM.MICROSOFT.CONCAT([.A8:.E8])" office:value-type="string" office:string-value="[ « espece_id » =&gt; 2, « observation_id » =&gt; 9]," calcext:value-type="string">
            <text:p>[ « espece_id » =&gt; 2, « observation_id » =&gt; 9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],</text:p>
          </table:table-cell>
          <table:table-cell table:formula="of:=COM.MICROSOFT.CONCAT([.A9:.E9])" office:value-type="string" office:string-value="[ « espece_id » =&gt; 2, « observation_id » =&gt; 10]," calcext:value-type="string">
            <text:p>[ « espece_id » =&gt; 2, « observation_id » =&gt; 10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],</text:p>
          </table:table-cell>
          <table:table-cell table:formula="of:=COM.MICROSOFT.CONCAT([.A10:.E10])" office:value-type="string" office:string-value="[ « espece_id » =&gt; 2, « observation_id » =&gt; 11]," calcext:value-type="string">
            <text:p>[ « espece_id » =&gt; 2, « observation_id » =&gt; 11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],</text:p>
          </table:table-cell>
          <table:table-cell table:formula="of:=COM.MICROSOFT.CONCAT([.A11:.E11])" office:value-type="string" office:string-value="[ « espece_id » =&gt; 2, « observation_id » =&gt; 12]," calcext:value-type="string">
            <text:p>[ « espece_id » =&gt; 2, « observation_id » =&gt; 12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],</text:p>
          </table:table-cell>
          <table:table-cell table:formula="of:=COM.MICROSOFT.CONCAT([.A12:.E12])" office:value-type="string" office:string-value="[ « espece_id » =&gt; 2, « observation_id » =&gt; 13]," calcext:value-type="string">
            <text:p>[ « espece_id » =&gt; 2, « observation_id » =&gt; 13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],</text:p>
          </table:table-cell>
          <table:table-cell table:formula="of:=COM.MICROSOFT.CONCAT([.A13:.E13])" office:value-type="string" office:string-value="[ « espece_id » =&gt; 2, « observation_id » =&gt; 14]," calcext:value-type="string">
            <text:p>[ « espece_id » =&gt; 2, « observation_id » =&gt; 14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],</text:p>
          </table:table-cell>
          <table:table-cell table:formula="of:=COM.MICROSOFT.CONCAT([.A14:.E14])" office:value-type="string" office:string-value="[ « espece_id » =&gt; 2, « observation_id » =&gt; 17]," calcext:value-type="string">
            <text:p>[ « espece_id » =&gt; 2, « observation_id » =&gt; 17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],</text:p>
          </table:table-cell>
          <table:table-cell table:formula="of:=COM.MICROSOFT.CONCAT([.A15:.E15])" office:value-type="string" office:string-value="[ « espece_id » =&gt; 2, « observation_id » =&gt; 18]," calcext:value-type="string">
            <text:p>[ « espece_id » =&gt; 2, « observation_id » =&gt; 18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],</text:p>
          </table:table-cell>
          <table:table-cell table:formula="of:=COM.MICROSOFT.CONCAT([.A16:.E16])" office:value-type="string" office:string-value="[ « espece_id » =&gt; 2, « observation_id » =&gt; 19]," calcext:value-type="string">
            <text:p>[ « espece_id » =&gt; 2, « observation_id » =&gt; 19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],</text:p>
          </table:table-cell>
          <table:table-cell table:formula="of:=COM.MICROSOFT.CONCAT([.A17:.E17])" office:value-type="string" office:string-value="[ « espece_id » =&gt; 2, « observation_id » =&gt; 20 ]," calcext:value-type="string">
            <text:p>[ « espece_id » =&gt; 2, « observation_id » =&gt; 20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],</text:p>
          </table:table-cell>
          <table:table-cell table:formula="of:=COM.MICROSOFT.CONCAT([.A18:.E18])" office:value-type="string" office:string-value="[ « espece_id » =&gt; 2, « observation_id » =&gt; 22 ]," calcext:value-type="string">
            <text:p>[ « espece_id » =&gt; 2, « observation_id » =&gt; 22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],</text:p>
          </table:table-cell>
          <table:table-cell table:formula="of:=COM.MICROSOFT.CONCAT([.A19:.E19])" office:value-type="string" office:string-value="[ « espece_id » =&gt; 2, « observation_id » =&gt; 23 ]," calcext:value-type="string">
            <text:p>[ « espece_id » =&gt; 2, « observation_id » =&gt; 23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],</text:p>
          </table:table-cell>
          <table:table-cell table:formula="of:=COM.MICROSOFT.CONCAT([.A20:.E20])" office:value-type="string" office:string-value="[ « espece_id » =&gt; 2, « observation_id » =&gt; 24 ]," calcext:value-type="string">
            <text:p>[ « espece_id » =&gt; 2, « observation_id » =&gt; 24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],</text:p>
          </table:table-cell>
          <table:table-cell table:formula="of:=COM.MICROSOFT.CONCAT([.A21:.E21])" office:value-type="string" office:string-value="[ « espece_id » =&gt; 2, « observation_id » =&gt; 25 ]," calcext:value-type="string">
            <text:p>[ « espece_id » =&gt; 2, « observation_id » =&gt; 25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],</text:p>
          </table:table-cell>
          <table:table-cell table:formula="of:=COM.MICROSOFT.CONCAT([.A22:.E22])" office:value-type="string" office:string-value="[ « espece_id » =&gt; 2, « observation_id » =&gt; 26 ]," calcext:value-type="string">
            <text:p>[ « espece_id » =&gt; 2, « observation_id » =&gt; 26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],</text:p>
          </table:table-cell>
          <table:table-cell table:formula="of:=COM.MICROSOFT.CONCAT([.A23:.E23])" office:value-type="string" office:string-value="[ « espece_id » =&gt; 2, « observation_id » =&gt; 27 ]," calcext:value-type="string">
            <text:p>[ « espece_id » =&gt; 2, « observation_id » =&gt; 27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],</text:p>
          </table:table-cell>
          <table:table-cell table:formula="of:=COM.MICROSOFT.CONCAT([.A24:.E24])" office:value-type="string" office:string-value="[ « espece_id » =&gt; 2, « observation_id » =&gt; 28 ]," calcext:value-type="string">
            <text:p>[ « espece_id » =&gt; 2, « observation_id » =&gt; 28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],</text:p>
          </table:table-cell>
          <table:table-cell table:formula="of:=COM.MICROSOFT.CONCAT([.A25:.E25])" office:value-type="string" office:string-value="[ « espece_id » =&gt; 2, « observation_id » =&gt; 29 ]," calcext:value-type="string">
            <text:p>[ « espece_id » =&gt; 2, « observation_id » =&gt; 29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« observation_id » =&gt; 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<text:s/>],</text:p>
          </table:table-cell>
          <table:table-cell table:formula="of:=COM.MICROSOFT.CONCAT([.A26:.E26])" office:value-type="string" office:string-value="[ « espece_id » =&gt; 3, « observation_id » =&gt; 1 ]," calcext:value-type="string">
            <text:p>[ « espece_id » =&gt; 3, « observation_id » =&gt; 1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],</text:p>
          </table:table-cell>
          <table:table-cell table:formula="of:=COM.MICROSOFT.CONCAT([.A27:.E27])" office:value-type="string" office:string-value="[ « espece_id » =&gt; 3, « observation_id » =&gt; 4 ]," calcext:value-type="string">
            <text:p>[ « espece_id » =&gt; 3, « observation_id » =&gt; 4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],</text:p>
          </table:table-cell>
          <table:table-cell table:formula="of:=COM.MICROSOFT.CONCAT([.A28:.E28])" office:value-type="string" office:string-value="[ « espece_id » =&gt; 3, « observation_id » =&gt; 5 ]," calcext:value-type="string">
            <text:p>[ « espece_id » =&gt; 3, « observation_id » =&gt; 5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],</text:p>
          </table:table-cell>
          <table:table-cell table:formula="of:=COM.MICROSOFT.CONCAT([.A29:.E29])" office:value-type="string" office:string-value="[ « espece_id » =&gt; 3, « observation_id » =&gt; 6 ]," calcext:value-type="string">
            <text:p>[ « espece_id » =&gt; 3, « observation_id » =&gt; 6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],</text:p>
          </table:table-cell>
          <table:table-cell table:formula="of:=COM.MICROSOFT.CONCAT([.A30:.E30])" office:value-type="string" office:string-value="[ « espece_id » =&gt; 3, « observation_id » =&gt; 7 ]," calcext:value-type="string">
            <text:p>[ « espece_id » =&gt; 3, « observation_id » =&gt; 7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],</text:p>
          </table:table-cell>
          <table:table-cell table:formula="of:=COM.MICROSOFT.CONCAT([.A31:.E31])" office:value-type="string" office:string-value="[ « espece_id » =&gt; 3, « observation_id » =&gt; 8 ]," calcext:value-type="string">
            <text:p>[ « espece_id » =&gt; 3, « observation_id » =&gt; 8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],</text:p>
          </table:table-cell>
          <table:table-cell table:formula="of:=COM.MICROSOFT.CONCAT([.A32:.E32])" office:value-type="string" office:string-value="[ « espece_id » =&gt; 3, « observation_id » =&gt; 9 ]," calcext:value-type="string">
            <text:p>[ « espece_id » =&gt; 3, « observation_id » =&gt; 9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],</text:p>
          </table:table-cell>
          <table:table-cell table:formula="of:=COM.MICROSOFT.CONCAT([.A33:.E33])" office:value-type="string" office:string-value="[ « espece_id » =&gt; 3, « observation_id » =&gt; 10 ]," calcext:value-type="string">
            <text:p>[ « espece_id » =&gt; 3, « observation_id » =&gt; 10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],</text:p>
          </table:table-cell>
          <table:table-cell table:formula="of:=COM.MICROSOFT.CONCAT([.A34:.E34])" office:value-type="string" office:string-value="[ « espece_id » =&gt; 3, « observation_id » =&gt; 11 ]," calcext:value-type="string">
            <text:p>[ « espece_id » =&gt; 3, « observation_id » =&gt; 11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],</text:p>
          </table:table-cell>
          <table:table-cell table:formula="of:=COM.MICROSOFT.CONCAT([.A35:.E35])" office:value-type="string" office:string-value="[ « espece_id » =&gt; 3, « observation_id » =&gt; 12 ]," calcext:value-type="string">
            <text:p>[ « espece_id » =&gt; 3, « observation_id » =&gt; 12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],</text:p>
          </table:table-cell>
          <table:table-cell table:formula="of:=COM.MICROSOFT.CONCAT([.A36:.E36])" office:value-type="string" office:string-value="[ « espece_id » =&gt; 3, « observation_id » =&gt; 13 ]," calcext:value-type="string">
            <text:p>[ « espece_id » =&gt; 3, « observation_id » =&gt; 13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],</text:p>
          </table:table-cell>
          <table:table-cell table:formula="of:=COM.MICROSOFT.CONCAT([.A37:.E37])" office:value-type="string" office:string-value="[ « espece_id » =&gt; 3, « observation_id » =&gt; 15 ]," calcext:value-type="string">
            <text:p>[ « espece_id » =&gt; 3, « observation_id » =&gt; 15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],</text:p>
          </table:table-cell>
          <table:table-cell table:formula="of:=COM.MICROSOFT.CONCAT([.A38:.E38])" office:value-type="string" office:string-value="[ « espece_id » =&gt; 3, « observation_id » =&gt; 17 ]," calcext:value-type="string">
            <text:p>[ « espece_id » =&gt; 3, « observation_id » =&gt; 17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],</text:p>
          </table:table-cell>
          <table:table-cell table:formula="of:=COM.MICROSOFT.CONCAT([.A39:.E39])" office:value-type="string" office:string-value="[ « espece_id » =&gt; 3, « observation_id » =&gt; 18 ]," calcext:value-type="string">
            <text:p>[ « espece_id » =&gt; 3, « observation_id » =&gt; 18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],</text:p>
          </table:table-cell>
          <table:table-cell table:formula="of:=COM.MICROSOFT.CONCAT([.A40:.E40])" office:value-type="string" office:string-value="[ « espece_id » =&gt; 3, « observation_id » =&gt; 19 ]," calcext:value-type="string">
            <text:p>[ « espece_id » =&gt; 3, « observation_id » =&gt; 19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],</text:p>
          </table:table-cell>
          <table:table-cell table:formula="of:=COM.MICROSOFT.CONCAT([.A41:.E41])" office:value-type="string" office:string-value="[ « espece_id » =&gt; 3, « observation_id » =&gt; 20 ]," calcext:value-type="string">
            <text:p>[ « espece_id » =&gt; 3, « observation_id » =&gt; 20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],</text:p>
          </table:table-cell>
          <table:table-cell table:formula="of:=COM.MICROSOFT.CONCAT([.A42:.E42])" office:value-type="string" office:string-value="[ « espece_id » =&gt; 3, « observation_id » =&gt; 22 ]," calcext:value-type="string">
            <text:p>[ « espece_id » =&gt; 3, « observation_id » =&gt; 22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],</text:p>
          </table:table-cell>
          <table:table-cell table:formula="of:=COM.MICROSOFT.CONCAT([.A43:.E43])" office:value-type="string" office:string-value="[ « espece_id » =&gt; 3, « observation_id » =&gt; 23 ]," calcext:value-type="string">
            <text:p>[ « espece_id » =&gt; 3, « observation_id » =&gt; 23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],</text:p>
          </table:table-cell>
          <table:table-cell table:formula="of:=COM.MICROSOFT.CONCAT([.A44:.E44])" office:value-type="string" office:string-value="[ « espece_id » =&gt; 3, « observation_id » =&gt; 24 ]," calcext:value-type="string">
            <text:p>[ « espece_id » =&gt; 3, « observation_id » =&gt; 24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],</text:p>
          </table:table-cell>
          <table:table-cell table:formula="of:=COM.MICROSOFT.CONCAT([.A45:.E45])" office:value-type="string" office:string-value="[ « espece_id » =&gt; 3, « observation_id » =&gt; 25 ]," calcext:value-type="string">
            <text:p>[ « espece_id » =&gt; 3, « observation_id » =&gt; 25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],</text:p>
          </table:table-cell>
          <table:table-cell table:formula="of:=COM.MICROSOFT.CONCAT([.A46:.E46])" office:value-type="string" office:string-value="[ « espece_id » =&gt; 3, « observation_id » =&gt; 26 ]," calcext:value-type="string">
            <text:p>[ « espece_id » =&gt; 3, « observation_id » =&gt; 26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],</text:p>
          </table:table-cell>
          <table:table-cell table:formula="of:=COM.MICROSOFT.CONCAT([.A47:.E47])" office:value-type="string" office:string-value="[ « espece_id » =&gt; 3, « observation_id » =&gt; 27 ]," calcext:value-type="string">
            <text:p>[ « espece_id » =&gt; 3, « observation_id » =&gt; 27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],</text:p>
          </table:table-cell>
          <table:table-cell table:formula="of:=COM.MICROSOFT.CONCAT([.A48:.E48])" office:value-type="string" office:string-value="[ « espece_id » =&gt; 3, « observation_id » =&gt; 28 ]," calcext:value-type="string">
            <text:p>[ « espece_id » =&gt; 3, « observation_id » =&gt; 28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« observation_id » =&gt; 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<text:s/>],</text:p>
          </table:table-cell>
          <table:table-cell table:formula="of:=COM.MICROSOFT.CONCAT([.A49:.E49])" office:value-type="string" office:string-value="[ « espece_id » =&gt; 5, « observation_id » =&gt; 1 ]," calcext:value-type="string">
            <text:p>[ « espece_id » =&gt; 5, « observation_id » =&gt; 1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],</text:p>
          </table:table-cell>
          <table:table-cell table:formula="of:=COM.MICROSOFT.CONCAT([.A50:.E50])" office:value-type="string" office:string-value="[ « espece_id » =&gt; 5, « observation_id » =&gt; 4 ]," calcext:value-type="string">
            <text:p>[ « espece_id » =&gt; 5, « observation_id » =&gt; 4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],</text:p>
          </table:table-cell>
          <table:table-cell table:formula="of:=COM.MICROSOFT.CONCAT([.A51:.E51])" office:value-type="string" office:string-value="[ « espece_id » =&gt; 5, « observation_id » =&gt; 5 ]," calcext:value-type="string">
            <text:p>[ « espece_id » =&gt; 5, « observation_id » =&gt; 5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],</text:p>
          </table:table-cell>
          <table:table-cell table:formula="of:=COM.MICROSOFT.CONCAT([.A52:.E52])" office:value-type="string" office:string-value="[ « espece_id » =&gt; 5, « observation_id » =&gt; 6 ]," calcext:value-type="string">
            <text:p>[ « espece_id » =&gt; 5, « observation_id » =&gt; 6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],</text:p>
          </table:table-cell>
          <table:table-cell table:formula="of:=COM.MICROSOFT.CONCAT([.A53:.E53])" office:value-type="string" office:string-value="[ « espece_id » =&gt; 5, « observation_id » =&gt; 7 ]," calcext:value-type="string">
            <text:p>[ « espece_id » =&gt; 5, « observation_id » =&gt; 7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],</text:p>
          </table:table-cell>
          <table:table-cell table:formula="of:=COM.MICROSOFT.CONCAT([.A54:.E54])" office:value-type="string" office:string-value="[ « espece_id » =&gt; 5, « observation_id » =&gt; 8 ]," calcext:value-type="string">
            <text:p>[ « espece_id » =&gt; 5, « observation_id » =&gt; 8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],</text:p>
          </table:table-cell>
          <table:table-cell table:formula="of:=COM.MICROSOFT.CONCAT([.A55:.E55])" office:value-type="string" office:string-value="[ « espece_id » =&gt; 5, « observation_id » =&gt; 9 ]," calcext:value-type="string">
            <text:p>[ « espece_id » =&gt; 5, « observation_id » =&gt; 9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],</text:p>
          </table:table-cell>
          <table:table-cell table:formula="of:=COM.MICROSOFT.CONCAT([.A56:.E56])" office:value-type="string" office:string-value="[ « espece_id » =&gt; 5, « observation_id » =&gt; 10 ]," calcext:value-type="string">
            <text:p>[ « espece_id » =&gt; 5, « observation_id » =&gt; 10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],</text:p>
          </table:table-cell>
          <table:table-cell table:formula="of:=COM.MICROSOFT.CONCAT([.A57:.E57])" office:value-type="string" office:string-value="[ « espece_id » =&gt; 5, « observation_id » =&gt; 11 ]," calcext:value-type="string">
            <text:p>[ « espece_id » =&gt; 5, « observation_id » =&gt; 11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],</text:p>
          </table:table-cell>
          <table:table-cell table:formula="of:=COM.MICROSOFT.CONCAT([.A58:.E58])" office:value-type="string" office:string-value="[ « espece_id » =&gt; 5, « observation_id » =&gt; 12 ]," calcext:value-type="string">
            <text:p>[ « espece_id » =&gt; 5, « observation_id » =&gt; 12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],</text:p>
          </table:table-cell>
          <table:table-cell table:formula="of:=COM.MICROSOFT.CONCAT([.A59:.E59])" office:value-type="string" office:string-value="[ « espece_id » =&gt; 5, « observation_id » =&gt; 13 ]," calcext:value-type="string">
            <text:p>[ « espece_id » =&gt; 5, « observation_id » =&gt; 13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],</text:p>
          </table:table-cell>
          <table:table-cell table:formula="of:=COM.MICROSOFT.CONCAT([.A60:.E60])" office:value-type="string" office:string-value="[ « espece_id » =&gt; 5, « observation_id » =&gt; 15 ]," calcext:value-type="string">
            <text:p>[ « espece_id » =&gt; 5, « observation_id » =&gt; 15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],</text:p>
          </table:table-cell>
          <table:table-cell table:formula="of:=COM.MICROSOFT.CONCAT([.A61:.E61])" office:value-type="string" office:string-value="[ « espece_id » =&gt; 5, « observation_id » =&gt; 17 ]," calcext:value-type="string">
            <text:p>[ « espece_id » =&gt; 5, « observation_id » =&gt; 17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],</text:p>
          </table:table-cell>
          <table:table-cell table:formula="of:=COM.MICROSOFT.CONCAT([.A62:.E62])" office:value-type="string" office:string-value="[ « espece_id » =&gt; 5, « observation_id » =&gt; 18 ]," calcext:value-type="string">
            <text:p>[ « espece_id » =&gt; 5, « observation_id » =&gt; 18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],</text:p>
          </table:table-cell>
          <table:table-cell table:formula="of:=COM.MICROSOFT.CONCAT([.A63:.E63])" office:value-type="string" office:string-value="[ « espece_id » =&gt; 5, « observation_id » =&gt; 19 ]," calcext:value-type="string">
            <text:p>[ « espece_id » =&gt; 5, « observation_id » =&gt; 19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],</text:p>
          </table:table-cell>
          <table:table-cell table:formula="of:=COM.MICROSOFT.CONCAT([.A64:.E64])" office:value-type="string" office:string-value="[ « espece_id » =&gt; 5, « observation_id » =&gt; 20 ]," calcext:value-type="string">
            <text:p>[ « espece_id » =&gt; 5, « observation_id » =&gt; 20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],</text:p>
          </table:table-cell>
          <table:table-cell table:formula="of:=COM.MICROSOFT.CONCAT([.A65:.E65])" office:value-type="string" office:string-value="[ « espece_id » =&gt; 5, « observation_id » =&gt; 22 ]," calcext:value-type="string">
            <text:p>[ « espece_id » =&gt; 5, « observation_id » =&gt; 22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],</text:p>
          </table:table-cell>
          <table:table-cell table:formula="of:=COM.MICROSOFT.CONCAT([.A66:.E66])" office:value-type="string" office:string-value="[ « espece_id » =&gt; 5, « observation_id » =&gt; 23 ]," calcext:value-type="string">
            <text:p>[ « espece_id » =&gt; 5, « observation_id » =&gt; 23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],</text:p>
          </table:table-cell>
          <table:table-cell table:formula="of:=COM.MICROSOFT.CONCAT([.A67:.E67])" office:value-type="string" office:string-value="[ « espece_id » =&gt; 5, « observation_id » =&gt; 24 ]," calcext:value-type="string">
            <text:p>[ « espece_id » =&gt; 5, « observation_id » =&gt; 24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],</text:p>
          </table:table-cell>
          <table:table-cell table:formula="of:=COM.MICROSOFT.CONCAT([.A68:.E68])" office:value-type="string" office:string-value="[ « espece_id » =&gt; 5, « observation_id » =&gt; 25 ]," calcext:value-type="string">
            <text:p>[ « espece_id » =&gt; 5, « observation_id » =&gt; 25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],</text:p>
          </table:table-cell>
          <table:table-cell table:formula="of:=COM.MICROSOFT.CONCAT([.A69:.E69])" office:value-type="string" office:string-value="[ « espece_id » =&gt; 5, « observation_id » =&gt; 26 ]," calcext:value-type="string">
            <text:p>[ « espece_id » =&gt; 5, « observation_id » =&gt; 26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],</text:p>
          </table:table-cell>
          <table:table-cell table:formula="of:=COM.MICROSOFT.CONCAT([.A70:.E70])" office:value-type="string" office:string-value="[ « espece_id » =&gt; 5, « observation_id » =&gt; 27 ]," calcext:value-type="string">
            <text:p>[ « espece_id » =&gt; 5, « observation_id » =&gt; 27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 « observation_id » =&gt; 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<text:s/>],</text:p>
          </table:table-cell>
          <table:table-cell table:formula="of:=COM.MICROSOFT.CONCAT([.A71:.E71])" office:value-type="string" office:string-value="[ « espece_id » =&gt; 6, « observation_id » =&gt; 1 ]," calcext:value-type="string">
            <text:p>[ « espece_id » =&gt; 6, « observation_id » =&gt; 1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],</text:p>
          </table:table-cell>
          <table:table-cell table:formula="of:=COM.MICROSOFT.CONCAT([.A72:.E72])" office:value-type="string" office:string-value="[ « espece_id » =&gt; 6, « observation_id » =&gt; 5 ]," calcext:value-type="string">
            <text:p>[ « espece_id » =&gt; 6, « observation_id » =&gt; 5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],</text:p>
          </table:table-cell>
          <table:table-cell table:formula="of:=COM.MICROSOFT.CONCAT([.A73:.E73])" office:value-type="string" office:string-value="[ « espece_id » =&gt; 6, « observation_id » =&gt; 6 ]," calcext:value-type="string">
            <text:p>[ « espece_id » =&gt; 6, « observation_id » =&gt; 6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],</text:p>
          </table:table-cell>
          <table:table-cell table:formula="of:=COM.MICROSOFT.CONCAT([.A74:.E74])" office:value-type="string" office:string-value="[ « espece_id » =&gt; 6, « observation_id » =&gt; 7 ]," calcext:value-type="string">
            <text:p>[ « espece_id » =&gt; 6, « observation_id » =&gt; 7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],</text:p>
          </table:table-cell>
          <table:table-cell table:formula="of:=COM.MICROSOFT.CONCAT([.A75:.E75])" office:value-type="string" office:string-value="[ « espece_id » =&gt; 6, « observation_id » =&gt; 11 ]," calcext:value-type="string">
            <text:p>[ « espece_id » =&gt; 6, « observation_id » =&gt; 11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],</text:p>
          </table:table-cell>
          <table:table-cell table:formula="of:=COM.MICROSOFT.CONCAT([.A76:.E76])" office:value-type="string" office:string-value="[ « espece_id » =&gt; 6, « observation_id » =&gt; 12 ]," calcext:value-type="string">
            <text:p>[ « espece_id » =&gt; 6, « observation_id » =&gt; 12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],</text:p>
          </table:table-cell>
          <table:table-cell table:formula="of:=COM.MICROSOFT.CONCAT([.A77:.E77])" office:value-type="string" office:string-value="[ « espece_id » =&gt; 6, « observation_id » =&gt; 17 ]," calcext:value-type="string">
            <text:p>[ « espece_id » =&gt; 6, « observation_id » =&gt; 17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],</text:p>
          </table:table-cell>
          <table:table-cell table:formula="of:=COM.MICROSOFT.CONCAT([.A78:.E78])" office:value-type="string" office:string-value="[ « espece_id » =&gt; 6, « observation_id » =&gt; 20 ]," calcext:value-type="string">
            <text:p>[ « espece_id » =&gt; 6, « observation_id » =&gt; 20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],</text:p>
          </table:table-cell>
          <table:table-cell table:formula="of:=COM.MICROSOFT.CONCAT([.A79:.E79])" office:value-type="string" office:string-value="[ « espece_id » =&gt; 6, « observation_id » =&gt; 22 ]," calcext:value-type="string">
            <text:p>[ « espece_id » =&gt; 6, « observation_id » =&gt; 22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],</text:p>
          </table:table-cell>
          <table:table-cell table:formula="of:=COM.MICROSOFT.CONCAT([.A80:.E80])" office:value-type="string" office:string-value="[ « espece_id » =&gt; 6, « observation_id » =&gt; 23 ]," calcext:value-type="string">
            <text:p>[ « espece_id » =&gt; 6, « observation_id » =&gt; 23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« observation_id » =&gt; 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<text:s/>],</text:p>
          </table:table-cell>
          <table:table-cell table:formula="of:=COM.MICROSOFT.CONCAT([.A81:.E81])" office:value-type="string" office:string-value="[ « espece_id » =&gt; 7, « observation_id » =&gt; 1 ]," calcext:value-type="string">
            <text:p>[ « espece_id » =&gt; 7, « observation_id » =&gt; 1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],</text:p>
          </table:table-cell>
          <table:table-cell table:formula="of:=COM.MICROSOFT.CONCAT([.A82:.E82])" office:value-type="string" office:string-value="[ « espece_id » =&gt; 7, « observation_id » =&gt; 4 ]," calcext:value-type="string">
            <text:p>[ « espece_id » =&gt; 7, « observation_id » =&gt; 4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],</text:p>
          </table:table-cell>
          <table:table-cell table:formula="of:=COM.MICROSOFT.CONCAT([.A83:.E83])" office:value-type="string" office:string-value="[ « espece_id » =&gt; 7, « observation_id » =&gt; 5 ]," calcext:value-type="string">
            <text:p>[ « espece_id » =&gt; 7, « observation_id » =&gt; 5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],</text:p>
          </table:table-cell>
          <table:table-cell table:formula="of:=COM.MICROSOFT.CONCAT([.A84:.E84])" office:value-type="string" office:string-value="[ « espece_id » =&gt; 7, « observation_id » =&gt; 11 ]," calcext:value-type="string">
            <text:p>[ « espece_id » =&gt; 7, « observation_id » =&gt; 11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],</text:p>
          </table:table-cell>
          <table:table-cell table:formula="of:=COM.MICROSOFT.CONCAT([.A85:.E85])" office:value-type="string" office:string-value="[ « espece_id » =&gt; 7, « observation_id » =&gt; 12 ]," calcext:value-type="string">
            <text:p>[ « espece_id » =&gt; 7, « observation_id » =&gt; 12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],</text:p>
          </table:table-cell>
          <table:table-cell table:formula="of:=COM.MICROSOFT.CONCAT([.A86:.E86])" office:value-type="string" office:string-value="[ « espece_id » =&gt; 7, « observation_id » =&gt; 17 ]," calcext:value-type="string">
            <text:p>[ « espece_id » =&gt; 7, « observation_id » =&gt; 17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],</text:p>
          </table:table-cell>
          <table:table-cell table:formula="of:=COM.MICROSOFT.CONCAT([.A87:.E87])" office:value-type="string" office:string-value="[ « espece_id » =&gt; 7, « observation_id » =&gt; 21 ]," calcext:value-type="string">
            <text:p>[ « espece_id » =&gt; 7, « observation_id » =&gt; 21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],</text:p>
          </table:table-cell>
          <table:table-cell table:formula="of:=COM.MICROSOFT.CONCAT([.A88:.E88])" office:value-type="string" office:string-value="[ « espece_id » =&gt; 7, « observation_id » =&gt; 22 ]," calcext:value-type="string">
            <text:p>[ « espece_id » =&gt; 7, « observation_id » =&gt; 22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],</text:p>
          </table:table-cell>
          <table:table-cell table:formula="of:=COM.MICROSOFT.CONCAT([.A89:.E89])" office:value-type="string" office:string-value="[ « espece_id » =&gt; 7, « observation_id » =&gt; 23 ]," calcext:value-type="string">
            <text:p>[ « espece_id » =&gt; 7, « observation_id » =&gt; 23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],</text:p>
          </table:table-cell>
          <table:table-cell table:formula="of:=COM.MICROSOFT.CONCAT([.A90:.E90])" office:value-type="string" office:string-value="[ « espece_id » =&gt; 7, « observation_id » =&gt; 30 ]," calcext:value-type="string">
            <text:p>[ « espece_id » =&gt; 7, « observation_id » =&gt; 30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« observation_id » =&gt; 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<text:s/>],</text:p>
          </table:table-cell>
          <table:table-cell table:formula="of:=COM.MICROSOFT.CONCAT([.A91:.E91])" office:value-type="string" office:string-value="[ « espece_id » =&gt; 8, « observation_id » =&gt; 1 ]," calcext:value-type="string">
            <text:p>[ « espece_id » =&gt; 8, « observation_id » =&gt; 1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],</text:p>
          </table:table-cell>
          <table:table-cell table:formula="of:=COM.MICROSOFT.CONCAT([.A92:.E92])" office:value-type="string" office:string-value="[ « espece_id » =&gt; 8, « observation_id » =&gt; 4 ]," calcext:value-type="string">
            <text:p>[ « espece_id » =&gt; 8, « observation_id » =&gt; 4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],</text:p>
          </table:table-cell>
          <table:table-cell table:formula="of:=COM.MICROSOFT.CONCAT([.A93:.E93])" office:value-type="string" office:string-value="[ « espece_id » =&gt; 8, « observation_id » =&gt; 5 ]," calcext:value-type="string">
            <text:p>[ « espece_id » =&gt; 8, « observation_id » =&gt; 5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],</text:p>
          </table:table-cell>
          <table:table-cell table:formula="of:=COM.MICROSOFT.CONCAT([.A94:.E94])" office:value-type="string" office:string-value="[ « espece_id » =&gt; 8, « observation_id » =&gt; 11 ]," calcext:value-type="string">
            <text:p>[ « espece_id » =&gt; 8, « observation_id » =&gt; 11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],</text:p>
          </table:table-cell>
          <table:table-cell table:formula="of:=COM.MICROSOFT.CONCAT([.A95:.E95])" office:value-type="string" office:string-value="[ « espece_id » =&gt; 8, « observation_id » =&gt; 12 ]," calcext:value-type="string">
            <text:p>[ « espece_id » =&gt; 8, « observation_id » =&gt; 12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],</text:p>
          </table:table-cell>
          <table:table-cell table:formula="of:=COM.MICROSOFT.CONCAT([.A96:.E96])" office:value-type="string" office:string-value="[ « espece_id » =&gt; 8, « observation_id » =&gt; 17 ]," calcext:value-type="string">
            <text:p>[ « espece_id » =&gt; 8, « observation_id » =&gt; 17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],</text:p>
          </table:table-cell>
          <table:table-cell table:formula="of:=COM.MICROSOFT.CONCAT([.A97:.E97])" office:value-type="string" office:string-value="[ « espece_id » =&gt; 8, « observation_id » =&gt; 21 ]," calcext:value-type="string">
            <text:p>[ « espece_id » =&gt; 8, « observation_id » =&gt; 21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],</text:p>
          </table:table-cell>
          <table:table-cell table:formula="of:=COM.MICROSOFT.CONCAT([.A98:.E98])" office:value-type="string" office:string-value="[ « espece_id » =&gt; 8, « observation_id » =&gt; 22 ]," calcext:value-type="string">
            <text:p>[ « espece_id » =&gt; 8, « observation_id » =&gt; 22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],</text:p>
          </table:table-cell>
          <table:table-cell table:formula="of:=COM.MICROSOFT.CONCAT([.A99:.E99])" office:value-type="string" office:string-value="[ « espece_id » =&gt; 8, « observation_id » =&gt; 23 ]," calcext:value-type="string">
            <text:p>[ « espece_id » =&gt; 8, « observation_id » =&gt; 23 ],</text:p>
          </table:table-cell>
        </table:table-row>
        <table:table-row table:style-name="ro1">
          <table:table-cell office:value-type="string" calcext:value-type="string">
            <text:p>[ « espece_id » =&gt;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« observation_id » =&gt;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],</text:p>
          </table:table-cell>
          <table:table-cell table:formula="of:=COM.MICROSOFT.CONCAT([.A100:.E100])" office:value-type="string" office:string-value="[ « espece_id » =&gt; 8, « observation_id » =&gt; 30 ]," calcext:value-type="string">
            <text:p>[ « espece_id » =&gt; 8, « observation_id » =&gt; 30 ],</text:p>
          </table:table-cell>
        </table:table-row>
      </table:table>
      <table:table table:name="LAB_observations_2" table:style-name="ta1">
        <table:table-column table:style-name="co1" table:default-cell-style-name="ce4"/>
        <table:table-column table:style-name="co2" table:default-cell-style-name="Default"/>
        <table:table-column table:style-name="co3" table:number-columns-repeated="2" table:default-cell-style-name="Default"/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j‘ai des animaux qui maigrissent</text:p>
          </table:table-cell>
          <table:table-cell table:style-name="ce11" table:number-columns-repeated="2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j’ai des animaux qui ont une mauvaise laine</text:p>
          </table:table-cell>
          <table:table-cell table:style-name="ce11" table:number-columns-repeated="2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j'ai des animaux qui perdent leur laine</text:p>
          </table:table-cell>
          <table:table-cell table:style-name="ce11" table:number-columns-repeated="2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j'ai des animaux qui ont un mauvais poil</text:p>
          </table:table-cell>
          <table:table-cell table:style-name="ce11" table:number-columns-repeated="2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j'ai des animaux qui ont de la diarrhée</text:p>
          </table:table-cell>
          <table:table-cell table:style-name="ce11" table:number-columns-repeated="2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j'ai des animaux qui meurent</text:p>
          </table:table-cell>
          <table:table-cell table:style-name="ce11" table:number-columns-repeated="2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j'ai des animaux qui toussent</text:p>
          </table:table-cell>
          <table:table-cell table:style-name="ce11" table:number-columns-repeated="2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j'ai des animaux qui mouchent</text:p>
          </table:table-cell>
          <table:table-cell table:style-name="ce11" table:number-columns-repeated="2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j'ai des animaux très anémiés</text:p>
          </table:table-cell>
          <table:table-cell table:style-name="ce11" table:number-columns-repeated="2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j'ai des animaux avec le signe de la bouteille</text:p>
          </table:table-cell>
          <table:table-cell table:style-name="ce11" table:number-columns-repeated="2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j'ai fait un traitement avec un vermifuge et la situation ne s'est pas améliorée</text:p>
          </table:table-cell>
          <table:table-cell table:style-name="ce11" table:number-columns-repeated="2"/>
        </table:table-row>
        <table:table-row table:style-name="ro2"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je viens d'acheter un animal</text:p>
          </table:table-cell>
          <table:table-cell table:style-name="ce11" table:number-columns-repeated="2"/>
        </table:table-row>
        <table:table-row table:style-name="ro2"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je viens d'acheter un troupeau</text:p>
          </table:table-cell>
          <table:table-cell table:style-name="ce11" table:number-columns-repeated="2"/>
        </table:table-row>
        <table:table-row table:style-name="ro2"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je rentre mon troupeau en bergerie</text:p>
          </table:table-cell>
          <table:table-cell table:style-name="ce11" table:number-columns-repeated="2"/>
        </table:table-row>
        <table:table-row table:style-name="ro2"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je rentre mon troupeau en bâtiment</text:p>
          </table:table-cell>
          <table:table-cell table:style-name="ce11" table:number-columns-repeated="2"/>
        </table:table-row>
        <table:table-row table:style-name="ro2"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je rentre mon animal au box</text:p>
          </table:table-cell>
          <table:table-cell table:style-name="ce11" table:number-columns-repeated="2"/>
        </table:table-row>
        <table:table-row table:style-name="ro2"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c'est le début de l'hiver</text:p>
          </table:table-cell>
          <table:table-cell table:style-name="ce11" table:number-columns-repeated="2"/>
        </table:table-row>
        <table:table-row table:style-name="ro2"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je vais sortir mes animaux à l'herbe</text:p>
          </table:table-cell>
          <table:table-cell table:style-name="ce11" table:number-columns-repeated="2"/>
        </table:table-row>
        <table:table-row table:style-name="ro2"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je pars en transhumance</text:p>
          </table:table-cell>
          <table:table-cell table:style-name="ce11" table:number-columns-repeated="2"/>
        </table:table-row>
        <table:table-row table:style-name="ro2"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je veux connaître la situation de mon troupeau</text:p>
          </table:table-cell>
          <table:table-cell table:style-name="ce11" table:number-columns-repeated="2"/>
        </table:table-row>
        <table:table-row table:style-name="ro2"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je veux connaître la situation de mon animal</text:p>
          </table:table-cell>
          <table:table-cell table:style-name="ce11" table:number-columns-repeated="2"/>
        </table:table-row>
        <table:table-row table:style-name="ro2"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je veux connaître la situation d’un animal</text:p>
          </table:table-cell>
          <table:table-cell table:style-name="ce11" table:number-columns-repeated="2"/>
        </table:table-row>
        <table:table-row table:style-name="ro2"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je veux mettre en place une rotation de pâturage</text:p>
          </table:table-cell>
          <table:table-cell table:style-name="ce11" table:number-columns-repeated="2"/>
        </table:table-row>
        <table:table-row table:style-name="ro2"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je vis plutôt en zone sèche</text:p>
          </table:table-cell>
          <table:table-cell table:style-name="ce11" table:number-columns-repeated="2"/>
        </table:table-row>
        <table:table-row table:style-name="ro2"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je vis plutôt en climat méditerranéen</text:p>
          </table:table-cell>
          <table:table-cell table:style-name="ce11" table:number-columns-repeated="2"/>
        </table:table-row>
        <table:table-row table:style-name="ro2"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Mes animaux ont accès à des pâturages humides</text:p>
          </table:table-cell>
          <table:table-cell table:style-name="ce11" table:number-columns-repeated="2"/>
        </table:table-row>
        <table:table-row table:style-name="ro2">
          <table:table-cell table:style-name="ce10" office:value-type="float" office:value="27" calcext:value-type="float">
            <text:p>27</text:p>
          </table:table-cell>
          <table:table-cell table:style-name="ce11" office:value-type="string" calcext:value-type="string">
            <text:p>j'ai régulièrement des foies saisis pour grande douve</text:p>
          </table:table-cell>
          <table:table-cell table:style-name="ce11" table:number-columns-repeated="2"/>
        </table:table-row>
        <table:table-row table:style-name="ro2">
          <table:table-cell table:style-name="ce10" office:value-type="float" office:value="28" calcext:value-type="float">
            <text:p>28</text:p>
          </table:table-cell>
          <table:table-cell table:style-name="ce11" office:value-type="string" calcext:value-type="string">
            <text:p>j'ai régulièrement des foies saisis pour petite douve</text:p>
          </table:table-cell>
          <table:table-cell table:style-name="ce11" table:number-columns-repeated="2"/>
        </table:table-row>
        <table:table-row table:style-name="ro2">
          <table:table-cell table:style-name="ce10" office:value-type="float" office:value="29" calcext:value-type="float">
            <text:p>29</text:p>
          </table:table-cell>
          <table:table-cell table:style-name="ce11" office:value-type="string" calcext:value-type="string">
            <text:p>j'ai observé des "grains de riz blancs" dans les crottes de mes animaux</text:p>
          </table:table-cell>
          <table:table-cell table:style-name="ce11" table:number-columns-repeated="2"/>
        </table:table-row>
        <table:table-row table:style-name="ro2">
          <table:table-cell table:style-name="ce10" office:value-type="float" office:value="30" calcext:value-type="float">
            <text:p>30</text:p>
          </table:table-cell>
          <table:table-cell table:style-name="ce11" office:value-type="string" calcext:value-type="string">
            <text:p>Mon animal se frotte régulièrement l'arrière-train aux arbres ou aux poteaux</text:p>
          </table:table-cell>
          <table:table-cell table:style-name="ce11" table:number-columns-repeated="2"/>
        </table:table-row>
        <table:table-row table:style-name="ro2" table:number-rows-repeated="16">
          <table:table-cell table:style-name="ce10"/>
          <table:table-cell table:style-name="ce11" table:number-columns-repeated="3"/>
        </table:table-row>
        <table:table-row table:style-name="ro1" table:number-rows-repeated="14">
          <table:table-cell table:number-columns-repeated="4"/>
        </table:table-row>
        <table:table-row table:style-name="ro1">
          <table:table-cell table:style-name="ce5"/>
          <table:table-cell table:style-name="ce6"/>
          <table:table-cell table:number-columns-repeated="2"/>
        </table:table-row>
        <table:table-row table:style-name="ro1" table:number-rows-repeated="29">
          <table:table-cell table:number-columns-repeated="4"/>
        </table:table-row>
        <table:table-row table:style-name="ro1">
          <table:table-cell table:style-name="ce5"/>
          <table:table-cell table:style-name="ce6"/>
          <table:table-cell table:number-columns-repeated="2"/>
        </table:table-row>
        <table:table-row table:style-name="ro1" table:number-rows-repeated="29">
          <table:table-cell table:number-columns-repeated="4"/>
        </table:table-row>
        <table:table-row table:style-name="ro1">
          <table:table-cell table:style-name="ce5"/>
          <table:table-cell table:style-name="ce6"/>
          <table:table-cell table:number-columns-repeated="2"/>
        </table:table-row>
        <table:table-row table:style-name="ro1" table:number-rows-repeated="29">
          <table:table-cell table:number-columns-repeated="4"/>
        </table:table-row>
        <table:table-row table:style-name="ro1">
          <table:table-cell table:style-name="ce5"/>
          <table:table-cell table:style-name="ce6"/>
          <table:table-cell table:number-columns-repeated="2"/>
        </table:table-row>
        <table:table-row table:style-name="ro1" table:number-rows-repeated="2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Feuille4" table:style-name="ta1">
        <table:table-column table:style-name="co3" table:default-cell-style-name="ce4"/>
        <table:table-column table:style-name="co11" table:default-cell-style-name="Default"/>
        <table:table-column table:style-name="co8" table:number-columns-repeated="30" table:default-cell-style-name="Default"/>
        <table:table-row table:style-name="ro1"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Parasites gastro-intestinaux - Analyse individuelle (1 animal)</text:p>
          </table:table-cell>
          <table:table-cell table:formula="of:=(1+[.DC1])*[.C1]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sites gastro-intestinaux - Analyse de mélange (5 animaux maximum)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asites gastro-intestinaux - Pack de 3 échantillons individuels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asites gastro-intestinaux - Pack de suivi annuel (4 envois de 3 échantillons)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rasites gastro-intestinaux - Pack de 3 échantillons de mélanges (5 animaux)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asites gastro-intestinaux + petite douve - Analyse individuelle (1 animal)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rasites gastro-intestinaux + petite douve - Analyse de mélange (5 animaux maximum))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7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sites gastro-intestinaux + petite douve - Pack de 3 échantillons individuels.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7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sites gastro-intestinaux + petite douve - Pack suivi annuel (4 envois de 3 échantillons par an)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rasites gastro-intestinaux + petite douve - Pack de 3 échantillons de mélange (5 animaux)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ongles pulmonaires - Analyse individuelle (1 animal)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ongles pulmonaires - Analyse de mélange (5 animaux maximum)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ande douve et paramphistome - Analyse de mélange (5 animaux maximum)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antification Haemonchus contortus - Analyse de mélange (5 animaux maximum)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 d'efficacité de produits vermifuges - Analyses coprologiques de mélange avant et après vermifuge (5 à 8 animaux)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number-columns-repeated="3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Parasites gastro-intestinaux - Analyse individuelle (1 animal)</text:p>
          </table:table-cell>
          <table:table-cell table:formula="of:=(1+[.D2])*[.D2]"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sites gastro-intestinaux - Analyse de mélange (5 animaux maximum)</text:p>
          </table:table-cell>
          <table:table-cell table:formula="of:=(1+[.D3])*[.D3]"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asites gastro-intestinaux - Pack de 3 échantillons individuels</text:p>
          </table:table-cell>
          <table:table-cell table:formula="of:=(1+[.D4])*[.D4]"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asites gastro-intestinaux - Pack de suivi annuel (4 envois de 3 échantillons)</text:p>
          </table:table-cell>
          <table:table-cell table:formula="of:=(1+[.D5])*[.D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rasites gastro-intestinaux - Pack de 3 échantillons de mélanges (5 animaux)</text:p>
          </table:table-cell>
          <table:table-cell table:formula="of:=(1+[.D6])*[.D6]"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asites gastro-intestinaux + petite douve - Analyse individuelle (1 animal)</text:p>
          </table:table-cell>
          <table:table-cell table:formula="of:=(1+[.D7])*[.D7]"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rasites gastro-intestinaux + petite douve - Analyse de mélange (5 animaux maximum))</text:p>
          </table:table-cell>
          <table:table-cell table:formula="of:=(1+[.D8])*[.D8]"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sites gastro-intestinaux + petite douve - Pack de 3 échantillons individuels.</text:p>
          </table:table-cell>
          <table:table-cell table:formula="of:=(1+[.D9])*[.D9]"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sites gastro-intestinaux + petite douve - Pack suivi annuel (4 envois de 3 échantillons par an)</text:p>
          </table:table-cell>
          <table:table-cell table:formula="of:=(1+[.D10])*[.D10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rasites gastro-intestinaux + petite douve - Pack de 3 échantillons de mélange (5 animaux)</text:p>
          </table:table-cell>
          <table:table-cell table:formula="of:=(1+[.D11])*[.D11]"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ongles pulmonaires - Analyse individuelle (1 animal)</text:p>
          </table:table-cell>
          <table:table-cell table:formula="of:=(1+[.D12])*[.D12]"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ongles pulmonaires - Analyse de mélange (5 animaux maximum)</text:p>
          </table:table-cell>
          <table:table-cell table:formula="of:=(1+[.D13])*[.D13]"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ande douve et paramphistome - Analyse de mélange (5 animaux maximum)</text:p>
          </table:table-cell>
          <table:table-cell table:formula="of:=(1+[.D14])*[.D14]" office:value-type="float" office:value="2" calcext:value-type="float">
            <text:p>2</text:p>
          </table:table-cell>
          <table:table-cell table:number-columns-repeated="2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antification Haemonchus contortus - Analyse de mélange (5 animaux maximum)</text:p>
          </table:table-cell>
          <table:table-cell table:formula="of:=(1+[.D15])*[.D1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 d'efficacité de produits vermifuges - Analyses coprologiques de mélange avant et après vermifuge (5 à 8 animaux)</text:p>
          </table:table-cell>
          <table:table-cell table:formula="of:=(1+[.D16])*[.D1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Parasites gastro-intestinaux - Analyse individuelle (1 animal)</text:p>
          </table:table-cell>
          <table:table-cell table:formula="of:=([.E$1]-1+[.E2])*[.E2]"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sites gastro-intestinaux - Analyse de mélange (5 animaux maximum)</text:p>
          </table:table-cell>
          <table:table-cell table:formula="of:=([.E$1]-1+[.E3])*[.E3]"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asites gastro-intestinaux - Pack de 3 échantillons individuels</text:p>
          </table:table-cell>
          <table:table-cell table:formula="of:=([.E$1]-1+[.E4])*[.E4]"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asites gastro-intestinaux - Pack de suivi annuel (4 envois de 3 échantillons)</text:p>
          </table:table-cell>
          <table:table-cell table:formula="of:=([.E$1]-1+[.E5])*[.E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rasites gastro-intestinaux - Pack de 3 échantillons de mélanges (5 animaux)</text:p>
          </table:table-cell>
          <table:table-cell table:formula="of:=([.E$1]-1+[.E6])*[.E6]"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asites gastro-intestinaux + petite douve - Analyse individuelle (1 animal)</text:p>
          </table:table-cell>
          <table:table-cell table:formula="of:=([.E$1]-1+[.E7])*[.E7]"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rasites gastro-intestinaux + petite douve - Analyse de mélange (5 animaux maximum))</text:p>
          </table:table-cell>
          <table:table-cell table:formula="of:=([.E$1]-1+[.E8])*[.E8]"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sites gastro-intestinaux + petite douve - Pack de 3 échantillons individuels.</text:p>
          </table:table-cell>
          <table:table-cell table:formula="of:=([.E$1]-1+[.E9])*[.E9]"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sites gastro-intestinaux + petite douve - Pack suivi annuel (4 envois de 3 échantillons par an)</text:p>
          </table:table-cell>
          <table:table-cell table:formula="of:=([.E$1]-1+[.E10])*[.E10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rasites gastro-intestinaux + petite douve - Pack de 3 échantillons de mélange (5 animaux)</text:p>
          </table:table-cell>
          <table:table-cell table:formula="of:=([.E$1]-1+[.E11])*[.E11]"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ongles pulmonaires - Analyse individuelle (1 animal)</text:p>
          </table:table-cell>
          <table:table-cell table:formula="of:=([.E$1]-1+[.E12])*[.E12]"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ongles pulmonaires - Analyse de mélange (5 animaux maximum)</text:p>
          </table:table-cell>
          <table:table-cell table:formula="of:=([.E$1]-1+[.E13])*[.E13]"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ande douve et paramphistome - Analyse de mélange (5 animaux maximum)</text:p>
          </table:table-cell>
          <table:table-cell table:formula="of:=([.E$1]-1+[.E14])*[.E14]" office:value-type="float" office:value="3" calcext:value-type="float">
            <text:p>3</text:p>
          </table:table-cell>
          <table:table-cell table:number-columns-repeated="2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antification Haemonchus contortus - Analyse de mélange (5 animaux maximum)</text:p>
          </table:table-cell>
          <table:table-cell table:formula="of:=([.E$1]-1+[.E15])*[.E1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 d'efficacité de produits vermifuges - Analyses coprologiques de mélange avant et après vermifuge (5 à 8 animaux)</text:p>
          </table:table-cell>
          <table:table-cell table:formula="of:=([.E$1]-1+[.E16])*[.E1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Parasites gastro-intestinaux - Analyse individuelle (1 animal)</text:p>
          </table:table-cell>
          <table:table-cell table:formula="of:=([.F$1]-1+[.F2])*[.F2]"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sites gastro-intestinaux - Analyse de mélange (5 animaux maximum)</text:p>
          </table:table-cell>
          <table:table-cell table:formula="of:=([.F$1]-1+[.F3])*[.F3]"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asites gastro-intestinaux - Pack de 3 échantillons individuels</text:p>
          </table:table-cell>
          <table:table-cell table:formula="of:=([.F$1]-1+[.F4])*[.F4]"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asites gastro-intestinaux - Pack de suivi annuel (4 envois de 3 échantillons)</text:p>
          </table:table-cell>
          <table:table-cell table:formula="of:=([.F$1]-1+[.F5])*[.F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rasites gastro-intestinaux - Pack de 3 échantillons de mélanges (5 animaux)</text:p>
          </table:table-cell>
          <table:table-cell table:formula="of:=([.F$1]-1+[.F6])*[.F6]"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asites gastro-intestinaux + petite douve - Analyse individuelle (1 animal)</text:p>
          </table:table-cell>
          <table:table-cell table:formula="of:=([.F$1]-1+[.F7])*[.F7]"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rasites gastro-intestinaux + petite douve - Analyse de mélange (5 animaux maximum))</text:p>
          </table:table-cell>
          <table:table-cell table:formula="of:=([.F$1]-1+[.F8])*[.F8]"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sites gastro-intestinaux + petite douve - Pack de 3 échantillons individuels.</text:p>
          </table:table-cell>
          <table:table-cell table:formula="of:=([.F$1]-1+[.F9])*[.F9]"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sites gastro-intestinaux + petite douve - Pack suivi annuel (4 envois de 3 échantillons par an)</text:p>
          </table:table-cell>
          <table:table-cell table:formula="of:=([.F$1]-1+[.F10])*[.F10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rasites gastro-intestinaux + petite douve - Pack de 3 échantillons de mélange (5 animaux)</text:p>
          </table:table-cell>
          <table:table-cell table:formula="of:=([.F$1]-1+[.F11])*[.F11]"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ongles pulmonaires - Analyse individuelle (1 animal)</text:p>
          </table:table-cell>
          <table:table-cell table:formula="of:=([.F$1]-1+[.F12])*[.F12]"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ongles pulmonaires - Analyse de mélange (5 animaux maximum)</text:p>
          </table:table-cell>
          <table:table-cell table:formula="of:=([.F$1]-1+[.F13])*[.F13]"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ande douve et paramphistome - Analyse de mélange (5 animaux maximum)</text:p>
          </table:table-cell>
          <table:table-cell table:formula="of:=([.F$1]-1+[.F14])*[.F14]" office:value-type="float" office:value="4" calcext:value-type="float">
            <text:p>4</text:p>
          </table:table-cell>
          <table:table-cell table:number-columns-repeated="2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antification Haemonchus contortus - Analyse de mélange (5 animaux maximum)</text:p>
          </table:table-cell>
          <table:table-cell table:formula="of:=([.F$1]-1+[.F15])*[.F1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 d'efficacité de produits vermifuges - Analyses coprologiques de mélange avant et après vermifuge (5 à 8 animaux)</text:p>
          </table:table-cell>
          <table:table-cell table:formula="of:=([.F$1]-1+[.F16])*[.F1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Parasites gastro-intestinaux - Analyse individuelle (1 animal)</text:p>
          </table:table-cell>
          <table:table-cell table:formula="of:=([.G$1]-1+[.G2])*[.G2]"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sites gastro-intestinaux - Analyse de mélange (5 animaux maximum)</text:p>
          </table:table-cell>
          <table:table-cell table:formula="of:=([.G$1]-1+[.G3])*[.G3]"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asites gastro-intestinaux - Pack de 3 échantillons individuels</text:p>
          </table:table-cell>
          <table:table-cell table:formula="of:=([.G$1]-1+[.G4])*[.G4]"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asites gastro-intestinaux - Pack de suivi annuel (4 envois de 3 échantillons)</text:p>
          </table:table-cell>
          <table:table-cell table:formula="of:=([.G$1]-1+[.G5])*[.G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rasites gastro-intestinaux - Pack de 3 échantillons de mélanges (5 animaux)</text:p>
          </table:table-cell>
          <table:table-cell table:formula="of:=([.G$1]-1+[.G6])*[.G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asites gastro-intestinaux + petite douve - Analyse individuelle (1 animal)</text:p>
          </table:table-cell>
          <table:table-cell table:formula="of:=([.G$1]-1+[.G7])*[.G7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rasites gastro-intestinaux + petite douve - Analyse de mélange (5 animaux maximum))</text:p>
          </table:table-cell>
          <table:table-cell table:formula="of:=([.G$1]-1+[.G8])*[.G8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sites gastro-intestinaux + petite douve - Pack de 3 échantillons individuels.</text:p>
          </table:table-cell>
          <table:table-cell table:formula="of:=([.G$1]-1+[.G9])*[.G9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sites gastro-intestinaux + petite douve - Pack suivi annuel (4 envois de 3 échantillons par an)</text:p>
          </table:table-cell>
          <table:table-cell table:formula="of:=([.G$1]-1+[.G10])*[.G10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rasites gastro-intestinaux + petite douve - Pack de 3 échantillons de mélange (5 animaux)</text:p>
          </table:table-cell>
          <table:table-cell table:formula="of:=([.G$1]-1+[.G11])*[.G11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ongles pulmonaires - Analyse individuelle (1 animal)</text:p>
          </table:table-cell>
          <table:table-cell table:formula="of:=([.G$1]-1+[.G12])*[.G12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ongles pulmonaires - Analyse de mélange (5 animaux maximum)</text:p>
          </table:table-cell>
          <table:table-cell table:formula="of:=([.G$1]-1+[.G13])*[.G13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ande douve et paramphistome - Analyse de mélange (5 animaux maximum)</text:p>
          </table:table-cell>
          <table:table-cell table:formula="of:=([.G$1]-1+[.G14])*[.G14]" office:value-type="float" office:value="5" calcext:value-type="float">
            <text:p>5</text:p>
          </table:table-cell>
          <table:table-cell table:number-columns-repeated="2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antification Haemonchus contortus - Analyse de mélange (5 animaux maximum)</text:p>
          </table:table-cell>
          <table:table-cell table:formula="of:=([.G$1]-1+[.G15])*[.G1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 d'efficacité de produits vermifuges - Analyses coprologiques de mélange avant et après vermifuge (5 à 8 animaux)</text:p>
          </table:table-cell>
          <table:table-cell table:formula="of:=([.G$1]-1+[.G16])*[.G1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Parasites gastro-intestinaux - Analyse individuelle (1 animal)</text:p>
          </table:table-cell>
          <table:table-cell table:formula="of:=([.H$1]-1+[.H2])*[.H2]"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sites gastro-intestinaux - Analyse de mélange (5 animaux maximum)</text:p>
          </table:table-cell>
          <table:table-cell table:formula="of:=([.H$1]-1+[.H3])*[.H3]"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asites gastro-intestinaux - Pack de 3 échantillons individuels</text:p>
          </table:table-cell>
          <table:table-cell table:formula="of:=([.H$1]-1+[.H4])*[.H4]"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asites gastro-intestinaux - Pack de suivi annuel (4 envois de 3 échantillons)</text:p>
          </table:table-cell>
          <table:table-cell table:formula="of:=([.H$1]-1+[.H5])*[.H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rasites gastro-intestinaux - Pack de 3 échantillons de mélanges (5 animaux)</text:p>
          </table:table-cell>
          <table:table-cell table:formula="of:=([.H$1]-1+[.H6])*[.H6]"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asites gastro-intestinaux + petite douve - Analyse individuelle (1 animal)</text:p>
          </table:table-cell>
          <table:table-cell table:formula="of:=([.H$1]-1+[.H7])*[.H7]"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rasites gastro-intestinaux + petite douve - Analyse de mélange (5 animaux maximum))</text:p>
          </table:table-cell>
          <table:table-cell table:formula="of:=([.H$1]-1+[.H8])*[.H8]"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sites gastro-intestinaux + petite douve - Pack de 3 échantillons individuels.</text:p>
          </table:table-cell>
          <table:table-cell table:formula="of:=([.H$1]-1+[.H9])*[.H9]"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sites gastro-intestinaux + petite douve - Pack suivi annuel (4 envois de 3 échantillons par an)</text:p>
          </table:table-cell>
          <table:table-cell table:formula="of:=([.H$1]-1+[.H10])*[.H10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rasites gastro-intestinaux + petite douve - Pack de 3 échantillons de mélange (5 animaux)</text:p>
          </table:table-cell>
          <table:table-cell table:formula="of:=([.H$1]-1+[.H11])*[.H11]"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ongles pulmonaires - Analyse individuelle (1 animal)</text:p>
          </table:table-cell>
          <table:table-cell table:formula="of:=([.H$1]-1+[.H12])*[.H12]"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ongles pulmonaires - Analyse de mélange (5 animaux maximum)</text:p>
          </table:table-cell>
          <table:table-cell table:formula="of:=([.H$1]-1+[.H13])*[.H13]"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ande douve et paramphistome - Analyse de mélange (5 animaux maximum)</text:p>
          </table:table-cell>
          <table:table-cell table:formula="of:=([.H$1]-1+[.H14])*[.H14]"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antification Haemonchus contortus - Analyse de mélange (5 animaux maximum)</text:p>
          </table:table-cell>
          <table:table-cell table:formula="of:=([.H$1]-1+[.H15])*[.H15]" office:value-type="float" office:value="6" calcext:value-type="float">
            <text:p>6</text:p>
          </table:table-cell>
          <table:table-cell table:number-columns-repeated="2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 d'efficacité de produits vermifuges - Analyses coprologiques de mélange avant et après vermifuge (5 à 8 animaux)</text:p>
          </table:table-cell>
          <table:table-cell table:formula="of:=([.H$1]-1+[.H16])*[.H1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Parasites gastro-intestinaux - Analyse individuelle (1 animal)</text:p>
          </table:table-cell>
          <table:table-cell table:formula="of:=([.I$1]-1+[.I2])*[.I2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sites gastro-intestinaux - Analyse de mélange (5 animaux maximum)</text:p>
          </table:table-cell>
          <table:table-cell table:formula="of:=([.I$1]-1+[.I3])*[.I3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asites gastro-intestinaux - Pack de 3 échantillons individuels</text:p>
          </table:table-cell>
          <table:table-cell table:formula="of:=([.I$1]-1+[.I4])*[.I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asites gastro-intestinaux - Pack de suivi annuel (4 envois de 3 échantillons)</text:p>
          </table:table-cell>
          <table:table-cell table:formula="of:=([.I$1]-1+[.I5])*[.I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rasites gastro-intestinaux - Pack de 3 échantillons de mélanges (5 animaux)</text:p>
          </table:table-cell>
          <table:table-cell table:formula="of:=([.I$1]-1+[.I6])*[.I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asites gastro-intestinaux + petite douve - Analyse individuelle (1 animal)</text:p>
          </table:table-cell>
          <table:table-cell table:formula="of:=([.I$1]-1+[.I7])*[.I7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rasites gastro-intestinaux + petite douve - Analyse de mélange (5 animaux maximum))</text:p>
          </table:table-cell>
          <table:table-cell table:formula="of:=([.I$1]-1+[.I8])*[.I8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sites gastro-intestinaux + petite douve - Pack de 3 échantillons individuels.</text:p>
          </table:table-cell>
          <table:table-cell table:formula="of:=([.I$1]-1+[.I9])*[.I9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sites gastro-intestinaux + petite douve - Pack suivi annuel (4 envois de 3 échantillons par an)</text:p>
          </table:table-cell>
          <table:table-cell table:formula="of:=([.I$1]-1+[.I10])*[.I10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rasites gastro-intestinaux + petite douve - Pack de 3 échantillons de mélange (5 animaux)</text:p>
          </table:table-cell>
          <table:table-cell table:formula="of:=([.I$1]-1+[.I11])*[.I11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ongles pulmonaires - Analyse individuelle (1 animal)</text:p>
          </table:table-cell>
          <table:table-cell table:formula="of:=([.I$1]-1+[.I12])*[.I12]" office:value-type="float" office:value="7" calcext:value-type="float">
            <text:p>7</text:p>
          </table:table-cell>
          <table:table-cell table:number-columns-repeated="2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ongles pulmonaires - Analyse de mélange (5 animaux maximum)</text:p>
          </table:table-cell>
          <table:table-cell table:formula="of:=([.I$1]-1+[.I13])*[.I13]" office:value-type="float" office:value="7" calcext:value-type="float">
            <text:p>7</text:p>
          </table:table-cell>
          <table:table-cell table:number-columns-repeated="2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ande douve et paramphistome - Analyse de mélange (5 animaux maximum)</text:p>
          </table:table-cell>
          <table:table-cell table:formula="of:=([.I$1]-1+[.I14])*[.I1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antification Haemonchus contortus - Analyse de mélange (5 animaux maximum)</text:p>
          </table:table-cell>
          <table:table-cell table:formula="of:=([.I$1]-1+[.I15])*[.I1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 d'efficacité de produits vermifuges - Analyses coprologiques de mélange avant et après vermifuge (5 à 8 animaux)</text:p>
          </table:table-cell>
          <table:table-cell table:formula="of:=([.I$1]-1+[.I16])*[.I1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Parasites gastro-intestinaux - Analyse individuelle (1 animal)</text:p>
          </table:table-cell>
          <table:table-cell table:formula="of:=([.J$1]-1+[.J2])*[.J2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sites gastro-intestinaux - Analyse de mélange (5 animaux maximum)</text:p>
          </table:table-cell>
          <table:table-cell table:formula="of:=([.J$1]-1+[.J3])*[.J3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asites gastro-intestinaux - Pack de 3 échantillons individuels</text:p>
          </table:table-cell>
          <table:table-cell table:formula="of:=([.J$1]-1+[.J4])*[.J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asites gastro-intestinaux - Pack de suivi annuel (4 envois de 3 échantillons)</text:p>
          </table:table-cell>
          <table:table-cell table:formula="of:=([.J$1]-1+[.J5])*[.J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rasites gastro-intestinaux - Pack de 3 échantillons de mélanges (5 animaux)</text:p>
          </table:table-cell>
          <table:table-cell table:formula="of:=([.J$1]-1+[.J6])*[.J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asites gastro-intestinaux + petite douve - Analyse individuelle (1 animal)</text:p>
          </table:table-cell>
          <table:table-cell table:formula="of:=([.J$1]-1+[.J7])*[.J7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rasites gastro-intestinaux + petite douve - Analyse de mélange (5 animaux maximum))</text:p>
          </table:table-cell>
          <table:table-cell table:formula="of:=([.J$1]-1+[.J8])*[.J8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sites gastro-intestinaux + petite douve - Pack de 3 échantillons individuels.</text:p>
          </table:table-cell>
          <table:table-cell table:formula="of:=([.J$1]-1+[.J9])*[.J9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sites gastro-intestinaux + petite douve - Pack suivi annuel (4 envois de 3 échantillons par an)</text:p>
          </table:table-cell>
          <table:table-cell table:formula="of:=([.J$1]-1+[.J10])*[.J10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rasites gastro-intestinaux + petite douve - Pack de 3 échantillons de mélange (5 animaux)</text:p>
          </table:table-cell>
          <table:table-cell table:formula="of:=([.J$1]-1+[.J11])*[.J11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ongles pulmonaires - Analyse individuelle (1 animal)</text:p>
          </table:table-cell>
          <table:table-cell table:formula="of:=([.J$1]-1+[.J12])*[.J12]" office:value-type="float" office:value="8" calcext:value-type="float">
            <text:p>8</text:p>
          </table:table-cell>
          <table:table-cell table:number-columns-repeated="2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ongles pulmonaires - Analyse de mélange (5 animaux maximum)</text:p>
          </table:table-cell>
          <table:table-cell table:formula="of:=([.J$1]-1+[.J13])*[.J13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ande douve et paramphistome - Analyse de mélange (5 animaux maximum)</text:p>
          </table:table-cell>
          <table:table-cell table:formula="of:=([.J$1]-1+[.J14])*[.J1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antification Haemonchus contortus - Analyse de mélange (5 animaux maximum)</text:p>
          </table:table-cell>
          <table:table-cell table:formula="of:=([.J$1]-1+[.J15])*[.J1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 d'efficacité de produits vermifuges - Analyses coprologiques de mélange avant et après vermifuge (5 à 8 animaux)</text:p>
          </table:table-cell>
          <table:table-cell table:formula="of:=([.J$1]-1+[.J16])*[.J1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Parasites gastro-intestinaux - Analyse individuelle (1 animal)</text:p>
          </table:table-cell>
          <table:table-cell table:formula="of:=([.K$1]-1+[.K2])*[.K2]" office:value-type="float" office:value="9" calcext:value-type="float">
            <text:p>9</text:p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sites gastro-intestinaux - Analyse de mélange (5 animaux maximum)</text:p>
          </table:table-cell>
          <table:table-cell table:formula="of:=([.K$1]-1+[.K3])*[.K3]" office:value-type="float" office:value="9" calcext:value-type="float">
            <text:p>9</text:p>
          </table:table-cell>
          <table:table-cell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asites gastro-intestinaux - Pack de 3 échantillons individuels</text:p>
          </table:table-cell>
          <table:table-cell table:formula="of:=([.K$1]-1+[.K4])*[.K4]" office:value-type="float" office:value="9" calcext:value-type="float">
            <text:p>9</text:p>
          </table:table-cell>
          <table:table-cell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asites gastro-intestinaux - Pack de suivi annuel (4 envois de 3 échantillons)</text:p>
          </table:table-cell>
          <table:table-cell table:formula="of:=([.K$1]-1+[.K5])*[.K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rasites gastro-intestinaux - Pack de 3 échantillons de mélanges (5 animaux)</text:p>
          </table:table-cell>
          <table:table-cell table:formula="of:=([.K$1]-1+[.K6])*[.K6]" office:value-type="float" office:value="9" calcext:value-type="float">
            <text:p>9</text:p>
          </table:table-cell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asites gastro-intestinaux + petite douve - Analyse individuelle (1 animal)</text:p>
          </table:table-cell>
          <table:table-cell table:formula="of:=([.K$1]-1+[.K7])*[.K7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rasites gastro-intestinaux + petite douve - Analyse de mélange (5 animaux maximum))</text:p>
          </table:table-cell>
          <table:table-cell table:formula="of:=([.K$1]-1+[.K8])*[.K8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sites gastro-intestinaux + petite douve - Pack de 3 échantillons individuels.</text:p>
          </table:table-cell>
          <table:table-cell table:formula="of:=([.K$1]-1+[.K9])*[.K9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sites gastro-intestinaux + petite douve - Pack suivi annuel (4 envois de 3 échantillons par an)</text:p>
          </table:table-cell>
          <table:table-cell table:formula="of:=([.K$1]-1+[.K10])*[.K10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rasites gastro-intestinaux + petite douve - Pack de 3 échantillons de mélange (5 animaux)</text:p>
          </table:table-cell>
          <table:table-cell table:formula="of:=([.K$1]-1+[.K11])*[.K11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ongles pulmonaires - Analyse individuelle (1 animal)</text:p>
          </table:table-cell>
          <table:table-cell table:formula="of:=([.K$1]-1+[.K12])*[.K12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ongles pulmonaires - Analyse de mélange (5 animaux maximum)</text:p>
          </table:table-cell>
          <table:table-cell table:formula="of:=([.K$1]-1+[.K13])*[.K13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ande douve et paramphistome - Analyse de mélange (5 animaux maximum)</text:p>
          </table:table-cell>
          <table:table-cell table:formula="of:=([.K$1]-1+[.K14])*[.K1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antification Haemonchus contortus - Analyse de mélange (5 animaux maximum)</text:p>
          </table:table-cell>
          <table:table-cell table:formula="of:=([.K$1]-1+[.K15])*[.K15]" office:value-type="float" office:value="9" calcext:value-type="float">
            <text:p>9</text:p>
          </table:table-cell>
          <table:table-cell table:number-columns-repeated="2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 d'efficacité de produits vermifuges - Analyses coprologiques de mélange avant et après vermifuge (5 à 8 animaux)</text:p>
          </table:table-cell>
          <table:table-cell table:formula="of:=([.K$1]-1+[.K16])*[.K1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Parasites gastro-intestinaux - Analyse individuelle (1 animal)</text:p>
          </table:table-cell>
          <table:table-cell table:formula="of:=([.L$1]-1+[.L2])*[.L2]" office:value-type="float" office:value="10" calcext:value-type="float">
            <text:p>10</text:p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sites gastro-intestinaux - Analyse de mélange (5 animaux maximum)</text:p>
          </table:table-cell>
          <table:table-cell table:formula="of:=([.L$1]-1+[.L3])*[.L3]" office:value-type="float" office:value="10" calcext:value-type="float">
            <text:p>10</text:p>
          </table:table-cell>
          <table:table-cell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asites gastro-intestinaux - Pack de 3 échantillons individuels</text:p>
          </table:table-cell>
          <table:table-cell table:formula="of:=([.L$1]-1+[.L4])*[.L4]" office:value-type="float" office:value="10" calcext:value-type="float">
            <text:p>10</text:p>
          </table:table-cell>
          <table:table-cell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asites gastro-intestinaux - Pack de suivi annuel (4 envois de 3 échantillons)</text:p>
          </table:table-cell>
          <table:table-cell table:formula="of:=([.L$1]-1+[.L5])*[.L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rasites gastro-intestinaux - Pack de 3 échantillons de mélanges (5 animaux)</text:p>
          </table:table-cell>
          <table:table-cell table:formula="of:=([.L$1]-1+[.L6])*[.L6]" office:value-type="float" office:value="10" calcext:value-type="float">
            <text:p>10</text:p>
          </table:table-cell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asites gastro-intestinaux + petite douve - Analyse individuelle (1 animal)</text:p>
          </table:table-cell>
          <table:table-cell table:formula="of:=([.L$1]-1+[.L7])*[.L7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rasites gastro-intestinaux + petite douve - Analyse de mélange (5 animaux maximum))</text:p>
          </table:table-cell>
          <table:table-cell table:formula="of:=([.L$1]-1+[.L8])*[.L8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sites gastro-intestinaux + petite douve - Pack de 3 échantillons individuels.</text:p>
          </table:table-cell>
          <table:table-cell table:formula="of:=([.L$1]-1+[.L9])*[.L9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sites gastro-intestinaux + petite douve - Pack suivi annuel (4 envois de 3 échantillons par an)</text:p>
          </table:table-cell>
          <table:table-cell table:formula="of:=([.L$1]-1+[.L10])*[.L10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rasites gastro-intestinaux + petite douve - Pack de 3 échantillons de mélange (5 animaux)</text:p>
          </table:table-cell>
          <table:table-cell table:formula="of:=([.L$1]-1+[.L11])*[.L11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ongles pulmonaires - Analyse individuelle (1 animal)</text:p>
          </table:table-cell>
          <table:table-cell table:formula="of:=([.L$1]-1+[.L12])*[.L12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ongles pulmonaires - Analyse de mélange (5 animaux maximum)</text:p>
          </table:table-cell>
          <table:table-cell table:formula="of:=([.L$1]-1+[.L13])*[.L13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ande douve et paramphistome - Analyse de mélange (5 animaux maximum)</text:p>
          </table:table-cell>
          <table:table-cell table:formula="of:=([.L$1]-1+[.L14])*[.L1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antification Haemonchus contortus - Analyse de mélange (5 animaux maximum)</text:p>
          </table:table-cell>
          <table:table-cell table:formula="of:=([.L$1]-1+[.L15])*[.L15]" office:value-type="float" office:value="10" calcext:value-type="float">
            <text:p>10</text:p>
          </table:table-cell>
          <table:table-cell table:number-columns-repeated="2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 d'efficacité de produits vermifuges - Analyses coprologiques de mélange avant et après vermifuge (5 à 8 animaux)</text:p>
          </table:table-cell>
          <table:table-cell table:formula="of:=([.L$1]-1+[.L16])*[.L1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Parasites gastro-intestinaux - Analyse individuelle (1 animal)</text:p>
          </table:table-cell>
          <table:table-cell table:formula="of:=([.M$1]-1+[.M2])*[.M2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sites gastro-intestinaux - Analyse de mélange (5 animaux maximum)</text:p>
          </table:table-cell>
          <table:table-cell table:formula="of:=([.M$1]-1+[.M3])*[.M3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asites gastro-intestinaux - Pack de 3 échantillons individuels</text:p>
          </table:table-cell>
          <table:table-cell table:formula="of:=([.M$1]-1+[.M4])*[.M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asites gastro-intestinaux - Pack de suivi annuel (4 envois de 3 échantillons)</text:p>
          </table:table-cell>
          <table:table-cell table:formula="of:=([.M$1]-1+[.M5])*[.M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rasites gastro-intestinaux - Pack de 3 échantillons de mélanges (5 animaux)</text:p>
          </table:table-cell>
          <table:table-cell table:formula="of:=([.M$1]-1+[.M6])*[.M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asites gastro-intestinaux + petite douve - Analyse individuelle (1 animal)</text:p>
          </table:table-cell>
          <table:table-cell table:formula="of:=([.M$1]-1+[.M7])*[.M7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rasites gastro-intestinaux + petite douve - Analyse de mélange (5 animaux maximum))</text:p>
          </table:table-cell>
          <table:table-cell table:formula="of:=([.M$1]-1+[.M8])*[.M8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sites gastro-intestinaux + petite douve - Pack de 3 échantillons individuels.</text:p>
          </table:table-cell>
          <table:table-cell table:formula="of:=([.M$1]-1+[.M9])*[.M9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sites gastro-intestinaux + petite douve - Pack suivi annuel (4 envois de 3 échantillons par an)</text:p>
          </table:table-cell>
          <table:table-cell table:formula="of:=([.M$1]-1+[.M10])*[.M10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rasites gastro-intestinaux + petite douve - Pack de 3 échantillons de mélange (5 animaux)</text:p>
          </table:table-cell>
          <table:table-cell table:formula="of:=([.M$1]-1+[.M11])*[.M11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ongles pulmonaires - Analyse individuelle (1 animal)</text:p>
          </table:table-cell>
          <table:table-cell table:formula="of:=([.M$1]-1+[.M12])*[.M12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ongles pulmonaires - Analyse de mélange (5 animaux maximum)</text:p>
          </table:table-cell>
          <table:table-cell table:formula="of:=([.M$1]-1+[.M13])*[.M13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ande douve et paramphistome - Analyse de mélange (5 animaux maximum)</text:p>
          </table:table-cell>
          <table:table-cell table:formula="of:=([.M$1]-1+[.M14])*[.M1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antification Haemonchus contortus - Analyse de mélange (5 animaux maximum)</text:p>
          </table:table-cell>
          <table:table-cell table:formula="of:=([.M$1]-1+[.M15])*[.M1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 d'efficacité de produits vermifuges - Analyses coprologiques de mélange avant et après vermifuge (5 à 8 animaux)</text:p>
          </table:table-cell>
          <table:table-cell table:formula="of:=([.M$1]-1+[.M16])*[.M16]" office:value-type="float" office:value="11" calcext:value-type="float">
            <text:p>11</text:p>
          </table:table-cell>
          <table:table-cell table:number-columns-repeated="2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Parasites gastro-intestinaux - Analyse individuelle (1 animal)</text:p>
          </table:table-cell>
          <table:table-cell table:formula="of:=([.N$1]-1+[.N2])*[.N2]" office:value-type="float" office:value="12" calcext:value-type="float">
            <text:p>12</text:p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sites gastro-intestinaux - Analyse de mélange (5 animaux maximum)</text:p>
          </table:table-cell>
          <table:table-cell table:formula="of:=([.N$1]-1+[.N3])*[.N3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asites gastro-intestinaux - Pack de 3 échantillons individuels</text:p>
          </table:table-cell>
          <table:table-cell table:formula="of:=([.N$1]-1+[.N4])*[.N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asites gastro-intestinaux - Pack de suivi annuel (4 envois de 3 échantillons)</text:p>
          </table:table-cell>
          <table:table-cell table:formula="of:=([.N$1]-1+[.N5])*[.N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rasites gastro-intestinaux - Pack de 3 échantillons de mélanges (5 animaux)</text:p>
          </table:table-cell>
          <table:table-cell table:formula="of:=([.N$1]-1+[.N6])*[.N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asites gastro-intestinaux + petite douve - Analyse individuelle (1 animal)</text:p>
          </table:table-cell>
          <table:table-cell table:formula="of:=([.N$1]-1+[.N7])*[.N7]" office:value-type="float" office:value="12" calcext:value-type="float">
            <text:p>12</text:p>
          </table:table-cell>
          <table:table-cell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rasites gastro-intestinaux + petite douve - Analyse de mélange (5 animaux maximum))</text:p>
          </table:table-cell>
          <table:table-cell table:formula="of:=([.N$1]-1+[.N8])*[.N8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sites gastro-intestinaux + petite douve - Pack de 3 échantillons individuels.</text:p>
          </table:table-cell>
          <table:table-cell table:formula="of:=([.N$1]-1+[.N9])*[.N9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sites gastro-intestinaux + petite douve - Pack suivi annuel (4 envois de 3 échantillons par an)</text:p>
          </table:table-cell>
          <table:table-cell table:formula="of:=([.N$1]-1+[.N10])*[.N10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rasites gastro-intestinaux + petite douve - Pack de 3 échantillons de mélange (5 animaux)</text:p>
          </table:table-cell>
          <table:table-cell table:formula="of:=([.N$1]-1+[.N11])*[.N11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ongles pulmonaires - Analyse individuelle (1 animal)</text:p>
          </table:table-cell>
          <table:table-cell table:formula="of:=([.N$1]-1+[.N12])*[.N12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ongles pulmonaires - Analyse de mélange (5 animaux maximum)</text:p>
          </table:table-cell>
          <table:table-cell table:formula="of:=([.N$1]-1+[.N13])*[.N13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ande douve et paramphistome - Analyse de mélange (5 animaux maximum)</text:p>
          </table:table-cell>
          <table:table-cell table:formula="of:=([.N$1]-1+[.N14])*[.N14]" office:value-type="float" office:value="12" calcext:value-type="float">
            <text:p>12</text:p>
          </table:table-cell>
          <table:table-cell table:number-columns-repeated="2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antification Haemonchus contortus - Analyse de mélange (5 animaux maximum)</text:p>
          </table:table-cell>
          <table:table-cell table:formula="of:=([.N$1]-1+[.N15])*[.N1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 d'efficacité de produits vermifuges - Analyses coprologiques de mélange avant et après vermifuge (5 à 8 animaux)</text:p>
          </table:table-cell>
          <table:table-cell table:formula="of:=([.N$1]-1+[.N16])*[.N16]" office:value-type="float" office:value="12" calcext:value-type="float">
            <text:p>12</text:p>
          </table:table-cell>
          <table:table-cell table:number-columns-repeated="2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Parasites gastro-intestinaux - Analyse individuelle (1 animal)</text:p>
          </table:table-cell>
          <table:table-cell table:formula="of:=([.O$1]-1+[.O2])*[.O2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sites gastro-intestinaux - Analyse de mélange (5 animaux maximum)</text:p>
          </table:table-cell>
          <table:table-cell table:formula="of:=([.O$1]-1+[.O3])*[.O3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asites gastro-intestinaux - Pack de 3 échantillons individuels</text:p>
          </table:table-cell>
          <table:table-cell table:formula="of:=([.O$1]-1+[.O4])*[.O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asites gastro-intestinaux - Pack de suivi annuel (4 envois de 3 échantillons)</text:p>
          </table:table-cell>
          <table:table-cell table:formula="of:=([.O$1]-1+[.O5])*[.O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rasites gastro-intestinaux - Pack de 3 échantillons de mélanges (5 animaux)</text:p>
          </table:table-cell>
          <table:table-cell table:formula="of:=([.O$1]-1+[.O6])*[.O6]" office:value-type="float" office:value="13" calcext:value-type="float">
            <text:p>13</text:p>
          </table:table-cell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asites gastro-intestinaux + petite douve - Analyse individuelle (1 animal)</text:p>
          </table:table-cell>
          <table:table-cell table:formula="of:=([.O$1]-1+[.O7])*[.O7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rasites gastro-intestinaux + petite douve - Analyse de mélange (5 animaux maximum))</text:p>
          </table:table-cell>
          <table:table-cell table:formula="of:=([.O$1]-1+[.O8])*[.O8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sites gastro-intestinaux + petite douve - Pack de 3 échantillons individuels.</text:p>
          </table:table-cell>
          <table:table-cell table:formula="of:=([.O$1]-1+[.O9])*[.O9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sites gastro-intestinaux + petite douve - Pack suivi annuel (4 envois de 3 échantillons par an)</text:p>
          </table:table-cell>
          <table:table-cell table:formula="of:=([.O$1]-1+[.O10])*[.O10]" office:value-type="float" office:value="13" calcext:value-type="float">
            <text:p>13</text:p>
          </table:table-cell>
          <table:table-cell table:number-columns-repeated="2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rasites gastro-intestinaux + petite douve - Pack de 3 échantillons de mélange (5 animaux)</text:p>
          </table:table-cell>
          <table:table-cell table:formula="of:=([.O$1]-1+[.O11])*[.O11]" office:value-type="float" office:value="13" calcext:value-type="float">
            <text:p>13</text:p>
          </table:table-cell>
          <table:table-cell table:number-columns-repeated="2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ongles pulmonaires - Analyse individuelle (1 animal)</text:p>
          </table:table-cell>
          <table:table-cell table:formula="of:=([.O$1]-1+[.O12])*[.O12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ongles pulmonaires - Analyse de mélange (5 animaux maximum)</text:p>
          </table:table-cell>
          <table:table-cell table:formula="of:=([.O$1]-1+[.O13])*[.O13]" office:value-type="float" office:value="13" calcext:value-type="float">
            <text:p>13</text:p>
          </table:table-cell>
          <table:table-cell table:number-columns-repeated="2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ande douve et paramphistome - Analyse de mélange (5 animaux maximum)</text:p>
          </table:table-cell>
          <table:table-cell table:formula="of:=([.O$1]-1+[.O14])*[.O1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antification Haemonchus contortus - Analyse de mélange (5 animaux maximum)</text:p>
          </table:table-cell>
          <table:table-cell table:formula="of:=([.O$1]-1+[.O15])*[.O1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 d'efficacité de produits vermifuges - Analyses coprologiques de mélange avant et après vermifuge (5 à 8 animaux)</text:p>
          </table:table-cell>
          <table:table-cell table:formula="of:=([.O$1]-1+[.O16])*[.O16]" office:value-type="float" office:value="13" calcext:value-type="float">
            <text:p>13</text:p>
          </table:table-cell>
          <table:table-cell table:number-columns-repeated="2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Parasites gastro-intestinaux - Analyse individuelle (1 animal)</text:p>
          </table:table-cell>
          <table:table-cell table:formula="of:=([.P$1]-1+[.P2])*[.P2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sites gastro-intestinaux - Analyse de mélange (5 animaux maximum)</text:p>
          </table:table-cell>
          <table:table-cell table:formula="of:=([.P$1]-1+[.P3])*[.P3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asites gastro-intestinaux - Pack de 3 échantillons individuels</text:p>
          </table:table-cell>
          <table:table-cell table:formula="of:=([.P$1]-1+[.P4])*[.P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asites gastro-intestinaux - Pack de suivi annuel (4 envois de 3 échantillons)</text:p>
          </table:table-cell>
          <table:table-cell table:formula="of:=([.P$1]-1+[.P5])*[.P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rasites gastro-intestinaux - Pack de 3 échantillons de mélanges (5 animaux)</text:p>
          </table:table-cell>
          <table:table-cell table:formula="of:=([.P$1]-1+[.P6])*[.P6]" office:value-type="float" office:value="14" calcext:value-type="float">
            <text:p>14</text:p>
          </table:table-cell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asites gastro-intestinaux + petite douve - Analyse individuelle (1 animal)</text:p>
          </table:table-cell>
          <table:table-cell table:formula="of:=([.P$1]-1+[.P7])*[.P7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rasites gastro-intestinaux + petite douve - Analyse de mélange (5 animaux maximum))</text:p>
          </table:table-cell>
          <table:table-cell table:formula="of:=([.P$1]-1+[.P8])*[.P8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sites gastro-intestinaux + petite douve - Pack de 3 échantillons individuels.</text:p>
          </table:table-cell>
          <table:table-cell table:formula="of:=([.P$1]-1+[.P9])*[.P9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sites gastro-intestinaux + petite douve - Pack suivi annuel (4 envois de 3 échantillons par an)</text:p>
          </table:table-cell>
          <table:table-cell table:formula="of:=([.P$1]-1+[.P10])*[.P10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rasites gastro-intestinaux + petite douve - Pack de 3 échantillons de mélange (5 animaux)</text:p>
          </table:table-cell>
          <table:table-cell table:formula="of:=([.P$1]-1+[.P11])*[.P11]" office:value-type="float" office:value="14" calcext:value-type="float">
            <text:p>14</text:p>
          </table:table-cell>
          <table:table-cell table:number-columns-repeated="2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ongles pulmonaires - Analyse individuelle (1 animal)</text:p>
          </table:table-cell>
          <table:table-cell table:formula="of:=([.P$1]-1+[.P12])*[.P12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ongles pulmonaires - Analyse de mélange (5 animaux maximum)</text:p>
          </table:table-cell>
          <table:table-cell table:formula="of:=([.P$1]-1+[.P13])*[.P13]" office:value-type="float" office:value="14" calcext:value-type="float">
            <text:p>14</text:p>
          </table:table-cell>
          <table:table-cell table:number-columns-repeated="2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ande douve et paramphistome - Analyse de mélange (5 animaux maximum)</text:p>
          </table:table-cell>
          <table:table-cell table:formula="of:=([.P$1]-1+[.P14])*[.P1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antification Haemonchus contortus - Analyse de mélange (5 animaux maximum)</text:p>
          </table:table-cell>
          <table:table-cell table:formula="of:=([.P$1]-1+[.P15])*[.P1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 d'efficacité de produits vermifuges - Analyses coprologiques de mélange avant et après vermifuge (5 à 8 animaux)</text:p>
          </table:table-cell>
          <table:table-cell table:formula="of:=([.P$1]-1+[.P16])*[.P1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Parasites gastro-intestinaux - Analyse individuelle (1 animal)</text:p>
          </table:table-cell>
          <table:table-cell table:formula="of:=([.Q$1]-1+[.Q2])*[.Q2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sites gastro-intestinaux - Analyse de mélange (5 animaux maximum)</text:p>
          </table:table-cell>
          <table:table-cell table:formula="of:=([.Q$1]-1+[.Q3])*[.Q3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asites gastro-intestinaux - Pack de 3 échantillons individuels</text:p>
          </table:table-cell>
          <table:table-cell table:formula="of:=([.Q$1]-1+[.Q4])*[.Q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asites gastro-intestinaux - Pack de suivi annuel (4 envois de 3 échantillons)</text:p>
          </table:table-cell>
          <table:table-cell table:formula="of:=([.Q$1]-1+[.Q5])*[.Q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rasites gastro-intestinaux - Pack de 3 échantillons de mélanges (5 animaux)</text:p>
          </table:table-cell>
          <table:table-cell table:formula="of:=([.Q$1]-1+[.Q6])*[.Q6]" office:value-type="float" office:value="15" calcext:value-type="float">
            <text:p>15</text:p>
          </table:table-cell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asites gastro-intestinaux + petite douve - Analyse individuelle (1 animal)</text:p>
          </table:table-cell>
          <table:table-cell table:formula="of:=([.Q$1]-1+[.Q7])*[.Q7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rasites gastro-intestinaux + petite douve - Analyse de mélange (5 animaux maximum))</text:p>
          </table:table-cell>
          <table:table-cell table:formula="of:=([.Q$1]-1+[.Q8])*[.Q8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sites gastro-intestinaux + petite douve - Pack de 3 échantillons individuels.</text:p>
          </table:table-cell>
          <table:table-cell table:formula="of:=([.Q$1]-1+[.Q9])*[.Q9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sites gastro-intestinaux + petite douve - Pack suivi annuel (4 envois de 3 échantillons par an)</text:p>
          </table:table-cell>
          <table:table-cell table:formula="of:=([.Q$1]-1+[.Q10])*[.Q10]" office:value-type="float" office:value="15" calcext:value-type="float">
            <text:p>15</text:p>
          </table:table-cell>
          <table:table-cell table:number-columns-repeated="2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rasites gastro-intestinaux + petite douve - Pack de 3 échantillons de mélange (5 animaux)</text:p>
          </table:table-cell>
          <table:table-cell table:formula="of:=([.Q$1]-1+[.Q11])*[.Q11]" office:value-type="float" office:value="15" calcext:value-type="float">
            <text:p>15</text:p>
          </table:table-cell>
          <table:table-cell table:number-columns-repeated="2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ongles pulmonaires - Analyse individuelle (1 animal)</text:p>
          </table:table-cell>
          <table:table-cell table:formula="of:=([.Q$1]-1+[.Q12])*[.Q12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ongles pulmonaires - Analyse de mélange (5 animaux maximum)</text:p>
          </table:table-cell>
          <table:table-cell table:formula="of:=([.Q$1]-1+[.Q13])*[.Q13]" office:value-type="float" office:value="15" calcext:value-type="float">
            <text:p>15</text:p>
          </table:table-cell>
          <table:table-cell table:number-columns-repeated="2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ande douve et paramphistome - Analyse de mélange (5 animaux maximum)</text:p>
          </table:table-cell>
          <table:table-cell table:formula="of:=([.Q$1]-1+[.Q14])*[.Q1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antification Haemonchus contortus - Analyse de mélange (5 animaux maximum)</text:p>
          </table:table-cell>
          <table:table-cell table:formula="of:=([.Q$1]-1+[.Q15])*[.Q1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 d'efficacité de produits vermifuges - Analyses coprologiques de mélange avant et après vermifuge (5 à 8 animaux)</text:p>
          </table:table-cell>
          <table:table-cell table:formula="of:=([.Q$1]-1+[.Q16])*[.Q1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Parasites gastro-intestinaux - Analyse individuelle (1 animal)</text:p>
          </table:table-cell>
          <table:table-cell table:formula="of:=([.R$1]-1+[.R2])*[.R2]" office:value-type="float" office:value="16" calcext:value-type="float">
            <text:p>16</text:p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sites gastro-intestinaux - Analyse de mélange (5 animaux maximum)</text:p>
          </table:table-cell>
          <table:table-cell table:formula="of:=([.R$1]-1+[.R3])*[.R3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asites gastro-intestinaux - Pack de 3 échantillons individuels</text:p>
          </table:table-cell>
          <table:table-cell table:formula="of:=([.R$1]-1+[.R4])*[.R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asites gastro-intestinaux - Pack de suivi annuel (4 envois de 3 échantillons)</text:p>
          </table:table-cell>
          <table:table-cell table:formula="of:=([.R$1]-1+[.R5])*[.R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rasites gastro-intestinaux - Pack de 3 échantillons de mélanges (5 animaux)</text:p>
          </table:table-cell>
          <table:table-cell table:formula="of:=([.R$1]-1+[.R6])*[.R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asites gastro-intestinaux + petite douve - Analyse individuelle (1 animal)</text:p>
          </table:table-cell>
          <table:table-cell table:formula="of:=([.R$1]-1+[.R7])*[.R7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rasites gastro-intestinaux + petite douve - Analyse de mélange (5 animaux maximum))</text:p>
          </table:table-cell>
          <table:table-cell table:formula="of:=([.R$1]-1+[.R8])*[.R8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sites gastro-intestinaux + petite douve - Pack de 3 échantillons individuels.</text:p>
          </table:table-cell>
          <table:table-cell table:formula="of:=([.R$1]-1+[.R9])*[.R9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sites gastro-intestinaux + petite douve - Pack suivi annuel (4 envois de 3 échantillons par an)</text:p>
          </table:table-cell>
          <table:table-cell table:formula="of:=([.R$1]-1+[.R10])*[.R10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rasites gastro-intestinaux + petite douve - Pack de 3 échantillons de mélange (5 animaux)</text:p>
          </table:table-cell>
          <table:table-cell table:formula="of:=([.R$1]-1+[.R11])*[.R11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ongles pulmonaires - Analyse individuelle (1 animal)</text:p>
          </table:table-cell>
          <table:table-cell table:formula="of:=([.R$1]-1+[.R12])*[.R12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ongles pulmonaires - Analyse de mélange (5 animaux maximum)</text:p>
          </table:table-cell>
          <table:table-cell table:formula="of:=([.R$1]-1+[.R13])*[.R13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ande douve et paramphistome - Analyse de mélange (5 animaux maximum)</text:p>
          </table:table-cell>
          <table:table-cell table:formula="of:=([.R$1]-1+[.R14])*[.R1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antification Haemonchus contortus - Analyse de mélange (5 animaux maximum)</text:p>
          </table:table-cell>
          <table:table-cell table:formula="of:=([.R$1]-1+[.R15])*[.R1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 d'efficacité de produits vermifuges - Analyses coprologiques de mélange avant et après vermifuge (5 à 8 animaux)</text:p>
          </table:table-cell>
          <table:table-cell table:formula="of:=([.R$1]-1+[.R16])*[.R1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Parasites gastro-intestinaux - Analyse individuelle (1 animal)</text:p>
          </table:table-cell>
          <table:table-cell table:formula="of:=([.S$1]-1+[.S2])*[.S2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sites gastro-intestinaux - Analyse de mélange (5 animaux maximum)</text:p>
          </table:table-cell>
          <table:table-cell table:formula="of:=([.S$1]-1+[.S3])*[.S3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asites gastro-intestinaux - Pack de 3 échantillons individuels</text:p>
          </table:table-cell>
          <table:table-cell table:formula="of:=([.S$1]-1+[.S4])*[.S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asites gastro-intestinaux - Pack de suivi annuel (4 envois de 3 échantillons)</text:p>
          </table:table-cell>
          <table:table-cell table:formula="of:=([.S$1]-1+[.S5])*[.S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rasites gastro-intestinaux - Pack de 3 échantillons de mélanges (5 animaux)</text:p>
          </table:table-cell>
          <table:table-cell table:formula="of:=([.S$1]-1+[.S6])*[.S6]" office:value-type="float" office:value="17" calcext:value-type="float">
            <text:p>17</text:p>
          </table:table-cell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asites gastro-intestinaux + petite douve - Analyse individuelle (1 animal)</text:p>
          </table:table-cell>
          <table:table-cell table:formula="of:=([.S$1]-1+[.S7])*[.S7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rasites gastro-intestinaux + petite douve - Analyse de mélange (5 animaux maximum))</text:p>
          </table:table-cell>
          <table:table-cell table:formula="of:=([.S$1]-1+[.S8])*[.S8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sites gastro-intestinaux + petite douve - Pack de 3 échantillons individuels.</text:p>
          </table:table-cell>
          <table:table-cell table:formula="of:=([.S$1]-1+[.S9])*[.S9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sites gastro-intestinaux + petite douve - Pack suivi annuel (4 envois de 3 échantillons par an)</text:p>
          </table:table-cell>
          <table:table-cell table:formula="of:=([.S$1]-1+[.S10])*[.S10]" office:value-type="float" office:value="17" calcext:value-type="float">
            <text:p>17</text:p>
          </table:table-cell>
          <table:table-cell table:number-columns-repeated="2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rasites gastro-intestinaux + petite douve - Pack de 3 échantillons de mélange (5 animaux)</text:p>
          </table:table-cell>
          <table:table-cell table:formula="of:=([.S$1]-1+[.S11])*[.S11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ongles pulmonaires - Analyse individuelle (1 animal)</text:p>
          </table:table-cell>
          <table:table-cell table:formula="of:=([.S$1]-1+[.S12])*[.S12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ongles pulmonaires - Analyse de mélange (5 animaux maximum)</text:p>
          </table:table-cell>
          <table:table-cell table:formula="of:=([.S$1]-1+[.S13])*[.S13]" office:value-type="float" office:value="17" calcext:value-type="float">
            <text:p>17</text:p>
          </table:table-cell>
          <table:table-cell table:number-columns-repeated="2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ande douve et paramphistome - Analyse de mélange (5 animaux maximum)</text:p>
          </table:table-cell>
          <table:table-cell table:formula="of:=([.S$1]-1+[.S14])*[.S1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antification Haemonchus contortus - Analyse de mélange (5 animaux maximum)</text:p>
          </table:table-cell>
          <table:table-cell table:formula="of:=([.S$1]-1+[.S15])*[.S1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 d'efficacité de produits vermifuges - Analyses coprologiques de mélange avant et après vermifuge (5 à 8 animaux)</text:p>
          </table:table-cell>
          <table:table-cell table:formula="of:=([.S$1]-1+[.S16])*[.S1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Parasites gastro-intestinaux - Analyse individuelle (1 animal)</text:p>
          </table:table-cell>
          <table:table-cell table:formula="of:=([.T$1]-1+[.T2])*[.T2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sites gastro-intestinaux - Analyse de mélange (5 animaux maximum)</text:p>
          </table:table-cell>
          <table:table-cell table:formula="of:=([.T$1]-1+[.T3])*[.T3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asites gastro-intestinaux - Pack de 3 échantillons individuels</text:p>
          </table:table-cell>
          <table:table-cell table:formula="of:=([.T$1]-1+[.T4])*[.T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asites gastro-intestinaux - Pack de suivi annuel (4 envois de 3 échantillons)</text:p>
          </table:table-cell>
          <table:table-cell table:formula="of:=([.T$1]-1+[.T5])*[.T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rasites gastro-intestinaux - Pack de 3 échantillons de mélanges (5 animaux)</text:p>
          </table:table-cell>
          <table:table-cell table:formula="of:=([.T$1]-1+[.T6])*[.T6]" office:value-type="float" office:value="18" calcext:value-type="float">
            <text:p>18</text:p>
          </table:table-cell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asites gastro-intestinaux + petite douve - Analyse individuelle (1 animal)</text:p>
          </table:table-cell>
          <table:table-cell table:formula="of:=([.T$1]-1+[.T7])*[.T7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rasites gastro-intestinaux + petite douve - Analyse de mélange (5 animaux maximum))</text:p>
          </table:table-cell>
          <table:table-cell table:formula="of:=([.T$1]-1+[.T8])*[.T8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sites gastro-intestinaux + petite douve - Pack de 3 échantillons individuels.</text:p>
          </table:table-cell>
          <table:table-cell table:formula="of:=([.T$1]-1+[.T9])*[.T9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sites gastro-intestinaux + petite douve - Pack suivi annuel (4 envois de 3 échantillons par an)</text:p>
          </table:table-cell>
          <table:table-cell table:formula="of:=([.T$1]-1+[.T10])*[.T10]" office:value-type="float" office:value="18" calcext:value-type="float">
            <text:p>18</text:p>
          </table:table-cell>
          <table:table-cell table:number-columns-repeated="2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rasites gastro-intestinaux + petite douve - Pack de 3 échantillons de mélange (5 animaux)</text:p>
          </table:table-cell>
          <table:table-cell table:formula="of:=([.T$1]-1+[.T11])*[.T11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ongles pulmonaires - Analyse individuelle (1 animal)</text:p>
          </table:table-cell>
          <table:table-cell table:formula="of:=([.T$1]-1+[.T12])*[.T12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ongles pulmonaires - Analyse de mélange (5 animaux maximum)</text:p>
          </table:table-cell>
          <table:table-cell table:formula="of:=([.T$1]-1+[.T13])*[.T13]" office:value-type="float" office:value="18" calcext:value-type="float">
            <text:p>18</text:p>
          </table:table-cell>
          <table:table-cell table:number-columns-repeated="2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ande douve et paramphistome - Analyse de mélange (5 animaux maximum)</text:p>
          </table:table-cell>
          <table:table-cell table:formula="of:=([.T$1]-1+[.T14])*[.T1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antification Haemonchus contortus - Analyse de mélange (5 animaux maximum)</text:p>
          </table:table-cell>
          <table:table-cell table:formula="of:=([.T$1]-1+[.T15])*[.T1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 d'efficacité de produits vermifuges - Analyses coprologiques de mélange avant et après vermifuge (5 à 8 animaux)</text:p>
          </table:table-cell>
          <table:table-cell table:formula="of:=([.T$1]-1+[.T16])*[.T1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Parasites gastro-intestinaux - Analyse individuelle (1 animal)</text:p>
          </table:table-cell>
          <table:table-cell table:formula="of:=([.U$1]-1+[.U2])*[.U2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sites gastro-intestinaux - Analyse de mélange (5 animaux maximum)</text:p>
          </table:table-cell>
          <table:table-cell table:formula="of:=([.U$1]-1+[.U3])*[.U3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asites gastro-intestinaux - Pack de 3 échantillons individuels</text:p>
          </table:table-cell>
          <table:table-cell table:formula="of:=([.U$1]-1+[.U4])*[.U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asites gastro-intestinaux - Pack de suivi annuel (4 envois de 3 échantillons)</text:p>
          </table:table-cell>
          <table:table-cell table:formula="of:=([.U$1]-1+[.U5])*[.U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rasites gastro-intestinaux - Pack de 3 échantillons de mélanges (5 animaux)</text:p>
          </table:table-cell>
          <table:table-cell table:formula="of:=([.U$1]-1+[.U6])*[.U6]" office:value-type="float" office:value="19" calcext:value-type="float">
            <text:p>19</text:p>
          </table:table-cell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asites gastro-intestinaux + petite douve - Analyse individuelle (1 animal)</text:p>
          </table:table-cell>
          <table:table-cell table:formula="of:=([.U$1]-1+[.U7])*[.U7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rasites gastro-intestinaux + petite douve - Analyse de mélange (5 animaux maximum))</text:p>
          </table:table-cell>
          <table:table-cell table:formula="of:=([.U$1]-1+[.U8])*[.U8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sites gastro-intestinaux + petite douve - Pack de 3 échantillons individuels.</text:p>
          </table:table-cell>
          <table:table-cell table:formula="of:=([.U$1]-1+[.U9])*[.U9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sites gastro-intestinaux + petite douve - Pack suivi annuel (4 envois de 3 échantillons par an)</text:p>
          </table:table-cell>
          <table:table-cell table:formula="of:=([.U$1]-1+[.U10])*[.U10]" office:value-type="float" office:value="19" calcext:value-type="float">
            <text:p>19</text:p>
          </table:table-cell>
          <table:table-cell table:number-columns-repeated="2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rasites gastro-intestinaux + petite douve - Pack de 3 échantillons de mélange (5 animaux)</text:p>
          </table:table-cell>
          <table:table-cell table:formula="of:=([.U$1]-1+[.U11])*[.U11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ongles pulmonaires - Analyse individuelle (1 animal)</text:p>
          </table:table-cell>
          <table:table-cell table:formula="of:=([.U$1]-1+[.U12])*[.U12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ongles pulmonaires - Analyse de mélange (5 animaux maximum)</text:p>
          </table:table-cell>
          <table:table-cell table:formula="of:=([.U$1]-1+[.U13])*[.U13]" office:value-type="float" office:value="19" calcext:value-type="float">
            <text:p>19</text:p>
          </table:table-cell>
          <table:table-cell table:number-columns-repeated="2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ande douve et paramphistome - Analyse de mélange (5 animaux maximum)</text:p>
          </table:table-cell>
          <table:table-cell table:formula="of:=([.U$1]-1+[.U14])*[.U1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antification Haemonchus contortus - Analyse de mélange (5 animaux maximum)</text:p>
          </table:table-cell>
          <table:table-cell table:formula="of:=([.U$1]-1+[.U15])*[.U1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 d'efficacité de produits vermifuges - Analyses coprologiques de mélange avant et après vermifuge (5 à 8 animaux)</text:p>
          </table:table-cell>
          <table:table-cell table:formula="of:=([.U$1]-1+[.U16])*[.U1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Parasites gastro-intestinaux - Analyse individuelle (1 animal)</text:p>
          </table:table-cell>
          <table:table-cell table:formula="of:=([.V$1]-1+[.V2])*[.V2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sites gastro-intestinaux - Analyse de mélange (5 animaux maximum)</text:p>
          </table:table-cell>
          <table:table-cell table:formula="of:=([.V$1]-1+[.V3])*[.V3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asites gastro-intestinaux - Pack de 3 échantillons individuels</text:p>
          </table:table-cell>
          <table:table-cell table:formula="of:=([.V$1]-1+[.V4])*[.V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asites gastro-intestinaux - Pack de suivi annuel (4 envois de 3 échantillons)</text:p>
          </table:table-cell>
          <table:table-cell table:formula="of:=([.V$1]-1+[.V5])*[.V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rasites gastro-intestinaux - Pack de 3 échantillons de mélanges (5 animaux)</text:p>
          </table:table-cell>
          <table:table-cell table:formula="of:=([.V$1]-1+[.V6])*[.V6]" office:value-type="float" office:value="20" calcext:value-type="float">
            <text:p>20</text:p>
          </table:table-cell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asites gastro-intestinaux + petite douve - Analyse individuelle (1 animal)</text:p>
          </table:table-cell>
          <table:table-cell table:formula="of:=([.V$1]-1+[.V7])*[.V7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rasites gastro-intestinaux + petite douve - Analyse de mélange (5 animaux maximum))</text:p>
          </table:table-cell>
          <table:table-cell table:formula="of:=([.V$1]-1+[.V8])*[.V8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sites gastro-intestinaux + petite douve - Pack de 3 échantillons individuels.</text:p>
          </table:table-cell>
          <table:table-cell table:formula="of:=([.V$1]-1+[.V9])*[.V9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sites gastro-intestinaux + petite douve - Pack suivi annuel (4 envois de 3 échantillons par an)</text:p>
          </table:table-cell>
          <table:table-cell table:formula="of:=([.V$1]-1+[.V10])*[.V10]" office:value-type="float" office:value="20" calcext:value-type="float">
            <text:p>20</text:p>
          </table:table-cell>
          <table:table-cell table:number-columns-repeated="2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rasites gastro-intestinaux + petite douve - Pack de 3 échantillons de mélange (5 animaux)</text:p>
          </table:table-cell>
          <table:table-cell table:formula="of:=([.V$1]-1+[.V11])*[.V11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ongles pulmonaires - Analyse individuelle (1 animal)</text:p>
          </table:table-cell>
          <table:table-cell table:formula="of:=([.V$1]-1+[.V12])*[.V12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ongles pulmonaires - Analyse de mélange (5 animaux maximum)</text:p>
          </table:table-cell>
          <table:table-cell table:formula="of:=([.V$1]-1+[.V13])*[.V13]" office:value-type="float" office:value="20" calcext:value-type="float">
            <text:p>20</text:p>
          </table:table-cell>
          <table:table-cell table:number-columns-repeated="2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ande douve et paramphistome - Analyse de mélange (5 animaux maximum)</text:p>
          </table:table-cell>
          <table:table-cell table:formula="of:=([.V$1]-1+[.V14])*[.V1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antification Haemonchus contortus - Analyse de mélange (5 animaux maximum)</text:p>
          </table:table-cell>
          <table:table-cell table:formula="of:=([.V$1]-1+[.V15])*[.V1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 d'efficacité de produits vermifuges - Analyses coprologiques de mélange avant et après vermifuge (5 à 8 animaux)</text:p>
          </table:table-cell>
          <table:table-cell table:formula="of:=([.V$1]-1+[.V16])*[.V1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Parasites gastro-intestinaux - Analyse individuelle (1 animal)</text:p>
          </table:table-cell>
          <table:table-cell table:formula="of:=([.W$1]-1+[.W2])*[.W2]" office:value-type="float" office:value="21" calcext:value-type="float">
            <text:p>21</text:p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sites gastro-intestinaux - Analyse de mélange (5 animaux maximum)</text:p>
          </table:table-cell>
          <table:table-cell table:formula="of:=([.W$1]-1+[.W3])*[.W3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asites gastro-intestinaux - Pack de 3 échantillons individuels</text:p>
          </table:table-cell>
          <table:table-cell table:formula="of:=([.W$1]-1+[.W4])*[.W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asites gastro-intestinaux - Pack de suivi annuel (4 envois de 3 échantillons)</text:p>
          </table:table-cell>
          <table:table-cell table:formula="of:=([.W$1]-1+[.W5])*[.W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rasites gastro-intestinaux - Pack de 3 échantillons de mélanges (5 animaux)</text:p>
          </table:table-cell>
          <table:table-cell table:formula="of:=([.W$1]-1+[.W6])*[.W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asites gastro-intestinaux + petite douve - Analyse individuelle (1 animal)</text:p>
          </table:table-cell>
          <table:table-cell table:formula="of:=([.W$1]-1+[.W7])*[.W7]" office:value-type="float" office:value="21" calcext:value-type="float">
            <text:p>21</text:p>
          </table:table-cell>
          <table:table-cell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rasites gastro-intestinaux + petite douve - Analyse de mélange (5 animaux maximum))</text:p>
          </table:table-cell>
          <table:table-cell table:formula="of:=([.W$1]-1+[.W8])*[.W8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sites gastro-intestinaux + petite douve - Pack de 3 échantillons individuels.</text:p>
          </table:table-cell>
          <table:table-cell table:formula="of:=([.W$1]-1+[.W9])*[.W9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sites gastro-intestinaux + petite douve - Pack suivi annuel (4 envois de 3 échantillons par an)</text:p>
          </table:table-cell>
          <table:table-cell table:formula="of:=([.W$1]-1+[.W10])*[.W10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rasites gastro-intestinaux + petite douve - Pack de 3 échantillons de mélange (5 animaux)</text:p>
          </table:table-cell>
          <table:table-cell table:formula="of:=([.W$1]-1+[.W11])*[.W11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ongles pulmonaires - Analyse individuelle (1 animal)</text:p>
          </table:table-cell>
          <table:table-cell table:formula="of:=([.W$1]-1+[.W12])*[.W12]" office:value-type="float" office:value="21" calcext:value-type="float">
            <text:p>21</text:p>
          </table:table-cell>
          <table:table-cell table:number-columns-repeated="2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ongles pulmonaires - Analyse de mélange (5 animaux maximum)</text:p>
          </table:table-cell>
          <table:table-cell table:formula="of:=([.W$1]-1+[.W13])*[.W13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ande douve et paramphistome - Analyse de mélange (5 animaux maximum)</text:p>
          </table:table-cell>
          <table:table-cell table:formula="of:=([.W$1]-1+[.W14])*[.W1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antification Haemonchus contortus - Analyse de mélange (5 animaux maximum)</text:p>
          </table:table-cell>
          <table:table-cell table:formula="of:=([.W$1]-1+[.W15])*[.W1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 d'efficacité de produits vermifuges - Analyses coprologiques de mélange avant et après vermifuge (5 à 8 animaux)</text:p>
          </table:table-cell>
          <table:table-cell table:formula="of:=([.W$1]-1+[.W16])*[.W1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Parasites gastro-intestinaux - Analyse individuelle (1 animal)</text:p>
          </table:table-cell>
          <table:table-cell table:formula="of:=([.X$1]-1+[.X2])*[.X2]" office:value-type="float" office:value="22" calcext:value-type="float">
            <text:p>22</text:p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sites gastro-intestinaux - Analyse de mélange (5 animaux maximum)</text:p>
          </table:table-cell>
          <table:table-cell table:formula="of:=([.X$1]-1+[.X3])*[.X3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asites gastro-intestinaux - Pack de 3 échantillons individuels</text:p>
          </table:table-cell>
          <table:table-cell table:formula="of:=([.X$1]-1+[.X4])*[.X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asites gastro-intestinaux - Pack de suivi annuel (4 envois de 3 échantillons)</text:p>
          </table:table-cell>
          <table:table-cell table:formula="of:=([.X$1]-1+[.X5])*[.X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rasites gastro-intestinaux - Pack de 3 échantillons de mélanges (5 animaux)</text:p>
          </table:table-cell>
          <table:table-cell table:formula="of:=([.X$1]-1+[.X6])*[.X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asites gastro-intestinaux + petite douve - Analyse individuelle (1 animal)</text:p>
          </table:table-cell>
          <table:table-cell table:formula="of:=([.X$1]-1+[.X7])*[.X7]" office:value-type="float" office:value="22" calcext:value-type="float">
            <text:p>22</text:p>
          </table:table-cell>
          <table:table-cell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rasites gastro-intestinaux + petite douve - Analyse de mélange (5 animaux maximum))</text:p>
          </table:table-cell>
          <table:table-cell table:formula="of:=([.X$1]-1+[.X8])*[.X8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sites gastro-intestinaux + petite douve - Pack de 3 échantillons individuels.</text:p>
          </table:table-cell>
          <table:table-cell table:formula="of:=([.X$1]-1+[.X9])*[.X9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sites gastro-intestinaux + petite douve - Pack suivi annuel (4 envois de 3 échantillons par an)</text:p>
          </table:table-cell>
          <table:table-cell table:formula="of:=([.X$1]-1+[.X10])*[.X10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rasites gastro-intestinaux + petite douve - Pack de 3 échantillons de mélange (5 animaux)</text:p>
          </table:table-cell>
          <table:table-cell table:formula="of:=([.X$1]-1+[.X11])*[.X11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ongles pulmonaires - Analyse individuelle (1 animal)</text:p>
          </table:table-cell>
          <table:table-cell table:formula="of:=([.X$1]-1+[.X12])*[.X12]" office:value-type="float" office:value="22" calcext:value-type="float">
            <text:p>22</text:p>
          </table:table-cell>
          <table:table-cell table:number-columns-repeated="2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ongles pulmonaires - Analyse de mélange (5 animaux maximum)</text:p>
          </table:table-cell>
          <table:table-cell table:formula="of:=([.X$1]-1+[.X13])*[.X13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ande douve et paramphistome - Analyse de mélange (5 animaux maximum)</text:p>
          </table:table-cell>
          <table:table-cell table:formula="of:=([.X$1]-1+[.X14])*[.X1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antification Haemonchus contortus - Analyse de mélange (5 animaux maximum)</text:p>
          </table:table-cell>
          <table:table-cell table:formula="of:=([.X$1]-1+[.X15])*[.X1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 d'efficacité de produits vermifuges - Analyses coprologiques de mélange avant et après vermifuge (5 à 8 animaux)</text:p>
          </table:table-cell>
          <table:table-cell table:formula="of:=([.X$1]-1+[.X16])*[.X1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Parasites gastro-intestinaux - Analyse individuelle (1 animal)</text:p>
          </table:table-cell>
          <table:table-cell table:formula="of:=([.Y$1]-1+[.Y2])*[.Y2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sites gastro-intestinaux - Analyse de mélange (5 animaux maximum)</text:p>
          </table:table-cell>
          <table:table-cell table:formula="of:=([.Y$1]-1+[.Y3])*[.Y3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asites gastro-intestinaux - Pack de 3 échantillons individuels</text:p>
          </table:table-cell>
          <table:table-cell table:formula="of:=([.Y$1]-1+[.Y4])*[.Y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asites gastro-intestinaux - Pack de suivi annuel (4 envois de 3 échantillons)</text:p>
          </table:table-cell>
          <table:table-cell table:formula="of:=([.Y$1]-1+[.Y5])*[.Y5]" office:value-type="float" office:value="23" calcext:value-type="float">
            <text:p>23</text:p>
          </table:table-cell>
          <table:table-cell table:number-columns-repeated="2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rasites gastro-intestinaux - Pack de 3 échantillons de mélanges (5 animaux)</text:p>
          </table:table-cell>
          <table:table-cell table:formula="of:=([.Y$1]-1+[.Y6])*[.Y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asites gastro-intestinaux + petite douve - Analyse individuelle (1 animal)</text:p>
          </table:table-cell>
          <table:table-cell table:formula="of:=([.Y$1]-1+[.Y7])*[.Y7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rasites gastro-intestinaux + petite douve - Analyse de mélange (5 animaux maximum))</text:p>
          </table:table-cell>
          <table:table-cell table:formula="of:=([.Y$1]-1+[.Y8])*[.Y8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sites gastro-intestinaux + petite douve - Pack de 3 échantillons individuels.</text:p>
          </table:table-cell>
          <table:table-cell table:formula="of:=([.Y$1]-1+[.Y9])*[.Y9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sites gastro-intestinaux + petite douve - Pack suivi annuel (4 envois de 3 échantillons par an)</text:p>
          </table:table-cell>
          <table:table-cell table:formula="of:=([.Y$1]-1+[.Y10])*[.Y10]" office:value-type="float" office:value="23" calcext:value-type="float">
            <text:p>23</text:p>
          </table:table-cell>
          <table:table-cell table:number-columns-repeated="2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rasites gastro-intestinaux + petite douve - Pack de 3 échantillons de mélange (5 animaux)</text:p>
          </table:table-cell>
          <table:table-cell table:formula="of:=([.Y$1]-1+[.Y11])*[.Y11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ongles pulmonaires - Analyse individuelle (1 animal)</text:p>
          </table:table-cell>
          <table:table-cell table:formula="of:=([.Y$1]-1+[.Y12])*[.Y12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ongles pulmonaires - Analyse de mélange (5 animaux maximum)</text:p>
          </table:table-cell>
          <table:table-cell table:formula="of:=([.Y$1]-1+[.Y13])*[.Y13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ande douve et paramphistome - Analyse de mélange (5 animaux maximum)</text:p>
          </table:table-cell>
          <table:table-cell table:formula="of:=([.Y$1]-1+[.Y14])*[.Y1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antification Haemonchus contortus - Analyse de mélange (5 animaux maximum)</text:p>
          </table:table-cell>
          <table:table-cell table:formula="of:=([.Y$1]-1+[.Y15])*[.Y1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 d'efficacité de produits vermifuges - Analyses coprologiques de mélange avant et après vermifuge (5 à 8 animaux)</text:p>
          </table:table-cell>
          <table:table-cell table:formula="of:=([.Y$1]-1+[.Y16])*[.Y1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Parasites gastro-intestinaux - Analyse individuelle (1 animal)</text:p>
          </table:table-cell>
          <table:table-cell table:formula="of:=([.Z$1]-1+[.Z2])*[.Z2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sites gastro-intestinaux - Analyse de mélange (5 animaux maximum)</text:p>
          </table:table-cell>
          <table:table-cell table:formula="of:=([.Z$1]-1+[.Z3])*[.Z3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asites gastro-intestinaux - Pack de 3 échantillons individuels</text:p>
          </table:table-cell>
          <table:table-cell table:formula="of:=([.Z$1]-1+[.Z4])*[.Z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asites gastro-intestinaux - Pack de suivi annuel (4 envois de 3 échantillons)</text:p>
          </table:table-cell>
          <table:table-cell table:formula="of:=([.Z$1]-1+[.Z5])*[.Z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rasites gastro-intestinaux - Pack de 3 échantillons de mélanges (5 animaux)</text:p>
          </table:table-cell>
          <table:table-cell table:formula="of:=([.Z$1]-1+[.Z6])*[.Z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asites gastro-intestinaux + petite douve - Analyse individuelle (1 animal)</text:p>
          </table:table-cell>
          <table:table-cell table:formula="of:=([.Z$1]-1+[.Z7])*[.Z7]" office:value-type="float" office:value="24" calcext:value-type="float">
            <text:p>24</text:p>
          </table:table-cell>
          <table:table-cell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rasites gastro-intestinaux + petite douve - Analyse de mélange (5 animaux maximum))</text:p>
          </table:table-cell>
          <table:table-cell table:formula="of:=([.Z$1]-1+[.Z8])*[.Z8]" office:value-type="float" office:value="24" calcext:value-type="float">
            <text:p>24</text:p>
          </table:table-cell>
          <table:table-cell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sites gastro-intestinaux + petite douve - Pack de 3 échantillons individuels.</text:p>
          </table:table-cell>
          <table:table-cell table:formula="of:=([.Z$1]-1+[.Z9])*[.Z9]" office:value-type="float" office:value="24" calcext:value-type="float">
            <text:p>24</text:p>
          </table:table-cell>
          <table:table-cell table:number-columns-repeated="2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sites gastro-intestinaux + petite douve - Pack suivi annuel (4 envois de 3 échantillons par an)</text:p>
          </table:table-cell>
          <table:table-cell table:formula="of:=([.Z$1]-1+[.Z10])*[.Z10]" office:value-type="float" office:value="24" calcext:value-type="float">
            <text:p>24</text:p>
          </table:table-cell>
          <table:table-cell table:number-columns-repeated="2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rasites gastro-intestinaux + petite douve - Pack de 3 échantillons de mélange (5 animaux)</text:p>
          </table:table-cell>
          <table:table-cell table:formula="of:=([.Z$1]-1+[.Z11])*[.Z11]" office:value-type="float" office:value="24" calcext:value-type="float">
            <text:p>24</text:p>
          </table:table-cell>
          <table:table-cell table:number-columns-repeated="2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ongles pulmonaires - Analyse individuelle (1 animal)</text:p>
          </table:table-cell>
          <table:table-cell table:formula="of:=([.Z$1]-1+[.Z12])*[.Z12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ongles pulmonaires - Analyse de mélange (5 animaux maximum)</text:p>
          </table:table-cell>
          <table:table-cell table:formula="of:=([.Z$1]-1+[.Z13])*[.Z13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ande douve et paramphistome - Analyse de mélange (5 animaux maximum)</text:p>
          </table:table-cell>
          <table:table-cell table:formula="of:=([.Z$1]-1+[.Z14])*[.Z1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antification Haemonchus contortus - Analyse de mélange (5 animaux maximum)</text:p>
          </table:table-cell>
          <table:table-cell table:formula="of:=([.Z$1]-1+[.Z15])*[.Z1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 d'efficacité de produits vermifuges - Analyses coprologiques de mélange avant et après vermifuge (5 à 8 animaux)</text:p>
          </table:table-cell>
          <table:table-cell table:formula="of:=([.Z$1]-1+[.Z16])*[.Z1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Parasites gastro-intestinaux - Analyse individuelle (1 animal)</text:p>
          </table:table-cell>
          <table:table-cell table:formula="of:=([.AA$1]-1+[.AA2])*[.AA2]" office:value-type="float" office:value="25" calcext:value-type="float">
            <text:p>25</text:p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sites gastro-intestinaux - Analyse de mélange (5 animaux maximum)</text:p>
          </table:table-cell>
          <table:table-cell table:formula="of:=([.AA$1]-1+[.AA3])*[.AA3]" office:value-type="float" office:value="25" calcext:value-type="float">
            <text:p>25</text:p>
          </table:table-cell>
          <table:table-cell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asites gastro-intestinaux - Pack de 3 échantillons individuels</text:p>
          </table:table-cell>
          <table:table-cell table:formula="of:=([.AA$1]-1+[.AA4])*[.AA4]" office:value-type="float" office:value="25" calcext:value-type="float">
            <text:p>25</text:p>
          </table:table-cell>
          <table:table-cell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asites gastro-intestinaux - Pack de suivi annuel (4 envois de 3 échantillons)</text:p>
          </table:table-cell>
          <table:table-cell table:formula="of:=([.AA$1]-1+[.AA5])*[.AA5]" office:value-type="float" office:value="25" calcext:value-type="float">
            <text:p>25</text:p>
          </table:table-cell>
          <table:table-cell table:number-columns-repeated="2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rasites gastro-intestinaux - Pack de 3 échantillons de mélanges (5 animaux)</text:p>
          </table:table-cell>
          <table:table-cell table:formula="of:=([.AA$1]-1+[.AA6])*[.AA6]" office:value-type="float" office:value="25" calcext:value-type="float">
            <text:p>25</text:p>
          </table:table-cell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asites gastro-intestinaux + petite douve - Analyse individuelle (1 animal)</text:p>
          </table:table-cell>
          <table:table-cell table:formula="of:=([.AA$1]-1+[.AA7])*[.AA7]" office:value-type="float" office:value="25" calcext:value-type="float">
            <text:p>25</text:p>
          </table:table-cell>
          <table:table-cell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rasites gastro-intestinaux + petite douve - Analyse de mélange (5 animaux maximum))</text:p>
          </table:table-cell>
          <table:table-cell table:formula="of:=([.AA$1]-1+[.AA8])*[.AA8]" office:value-type="float" office:value="25" calcext:value-type="float">
            <text:p>25</text:p>
          </table:table-cell>
          <table:table-cell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sites gastro-intestinaux + petite douve - Pack de 3 échantillons individuels.</text:p>
          </table:table-cell>
          <table:table-cell table:formula="of:=([.AA$1]-1+[.AA9])*[.AA9]" office:value-type="float" office:value="25" calcext:value-type="float">
            <text:p>25</text:p>
          </table:table-cell>
          <table:table-cell table:number-columns-repeated="2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sites gastro-intestinaux + petite douve - Pack suivi annuel (4 envois de 3 échantillons par an)</text:p>
          </table:table-cell>
          <table:table-cell table:formula="of:=([.AA$1]-1+[.AA10])*[.AA10]" office:value-type="float" office:value="25" calcext:value-type="float">
            <text:p>25</text:p>
          </table:table-cell>
          <table:table-cell table:number-columns-repeated="2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rasites gastro-intestinaux + petite douve - Pack de 3 échantillons de mélange (5 animaux)</text:p>
          </table:table-cell>
          <table:table-cell table:formula="of:=([.AA$1]-1+[.AA11])*[.AA11]" office:value-type="float" office:value="25" calcext:value-type="float">
            <text:p>25</text:p>
          </table:table-cell>
          <table:table-cell table:number-columns-repeated="2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ongles pulmonaires - Analyse individuelle (1 animal)</text:p>
          </table:table-cell>
          <table:table-cell table:formula="of:=([.AA$1]-1+[.AA12])*[.AA12]" office:value-type="float" office:value="25" calcext:value-type="float">
            <text:p>25</text:p>
          </table:table-cell>
          <table:table-cell table:number-columns-repeated="2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ongles pulmonaires - Analyse de mélange (5 animaux maximum)</text:p>
          </table:table-cell>
          <table:table-cell table:formula="of:=([.AA$1]-1+[.AA13])*[.AA13]" office:value-type="float" office:value="25" calcext:value-type="float">
            <text:p>25</text:p>
          </table:table-cell>
          <table:table-cell table:number-columns-repeated="2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ande douve et paramphistome - Analyse de mélange (5 animaux maximum)</text:p>
          </table:table-cell>
          <table:table-cell table:formula="of:=([.AA$1]-1+[.AA14])*[.AA1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antification Haemonchus contortus - Analyse de mélange (5 animaux maximum)</text:p>
          </table:table-cell>
          <table:table-cell table:formula="of:=([.AA$1]-1+[.AA15])*[.AA15]" office:value-type="float" office:value="25" calcext:value-type="float">
            <text:p>25</text:p>
          </table:table-cell>
          <table:table-cell table:number-columns-repeated="2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 d'efficacité de produits vermifuges - Analyses coprologiques de mélange avant et après vermifuge (5 à 8 animaux)</text:p>
          </table:table-cell>
          <table:table-cell table:formula="of:=([.AA$1]-1+[.AA16])*[.AA1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Parasites gastro-intestinaux - Analyse individuelle (1 animal)</text:p>
          </table:table-cell>
          <table:table-cell table:formula="of:=([.AB$1]-1+[.AB2])*[.AB2]" office:value-type="float" office:value="26" calcext:value-type="float">
            <text:p>26</text:p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sites gastro-intestinaux - Analyse de mélange (5 animaux maximum)</text:p>
          </table:table-cell>
          <table:table-cell table:formula="of:=([.AB$1]-1+[.AB3])*[.AB3]" office:value-type="float" office:value="26" calcext:value-type="float">
            <text:p>26</text:p>
          </table:table-cell>
          <table:table-cell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asites gastro-intestinaux - Pack de 3 échantillons individuels</text:p>
          </table:table-cell>
          <table:table-cell table:formula="of:=([.AB$1]-1+[.AB4])*[.AB4]" office:value-type="float" office:value="26" calcext:value-type="float">
            <text:p>26</text:p>
          </table:table-cell>
          <table:table-cell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asites gastro-intestinaux - Pack de suivi annuel (4 envois de 3 échantillons)</text:p>
          </table:table-cell>
          <table:table-cell table:formula="of:=([.AB$1]-1+[.AB5])*[.AB5]" office:value-type="float" office:value="26" calcext:value-type="float">
            <text:p>26</text:p>
          </table:table-cell>
          <table:table-cell table:number-columns-repeated="2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rasites gastro-intestinaux - Pack de 3 échantillons de mélanges (5 animaux)</text:p>
          </table:table-cell>
          <table:table-cell table:formula="of:=([.AB$1]-1+[.AB6])*[.AB6]" office:value-type="float" office:value="26" calcext:value-type="float">
            <text:p>26</text:p>
          </table:table-cell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asites gastro-intestinaux + petite douve - Analyse individuelle (1 animal)</text:p>
          </table:table-cell>
          <table:table-cell table:formula="of:=([.AB$1]-1+[.AB7])*[.AB7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rasites gastro-intestinaux + petite douve - Analyse de mélange (5 animaux maximum))</text:p>
          </table:table-cell>
          <table:table-cell table:formula="of:=([.AB$1]-1+[.AB8])*[.AB8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sites gastro-intestinaux + petite douve - Pack de 3 échantillons individuels.</text:p>
          </table:table-cell>
          <table:table-cell table:formula="of:=([.AB$1]-1+[.AB9])*[.AB9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sites gastro-intestinaux + petite douve - Pack suivi annuel (4 envois de 3 échantillons par an)</text:p>
          </table:table-cell>
          <table:table-cell table:formula="of:=([.AB$1]-1+[.AB10])*[.AB10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rasites gastro-intestinaux + petite douve - Pack de 3 échantillons de mélange (5 animaux)</text:p>
          </table:table-cell>
          <table:table-cell table:formula="of:=([.AB$1]-1+[.AB11])*[.AB11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ongles pulmonaires - Analyse individuelle (1 animal)</text:p>
          </table:table-cell>
          <table:table-cell table:formula="of:=([.AB$1]-1+[.AB12])*[.AB12]" office:value-type="float" office:value="26" calcext:value-type="float">
            <text:p>26</text:p>
          </table:table-cell>
          <table:table-cell table:number-columns-repeated="2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ongles pulmonaires - Analyse de mélange (5 animaux maximum)</text:p>
          </table:table-cell>
          <table:table-cell table:formula="of:=([.AB$1]-1+[.AB13])*[.AB13]" office:value-type="float" office:value="26" calcext:value-type="float">
            <text:p>26</text:p>
          </table:table-cell>
          <table:table-cell table:number-columns-repeated="2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ande douve et paramphistome - Analyse de mélange (5 animaux maximum)</text:p>
          </table:table-cell>
          <table:table-cell table:formula="of:=([.AB$1]-1+[.AB14])*[.AB14]" office:value-type="float" office:value="26" calcext:value-type="float">
            <text:p>26</text:p>
          </table:table-cell>
          <table:table-cell table:number-columns-repeated="2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antification Haemonchus contortus - Analyse de mélange (5 animaux maximum)</text:p>
          </table:table-cell>
          <table:table-cell table:formula="of:=([.AB$1]-1+[.AB15])*[.AB1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 d'efficacité de produits vermifuges - Analyses coprologiques de mélange avant et après vermifuge (5 à 8 animaux)</text:p>
          </table:table-cell>
          <table:table-cell table:formula="of:=([.AB$1]-1+[.AB16])*[.AB1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Parasites gastro-intestinaux - Analyse individuelle (1 animal)</text:p>
          </table:table-cell>
          <table:table-cell table:formula="of:=([.AC$1]-1+[.AC2])*[.AC2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sites gastro-intestinaux - Analyse de mélange (5 animaux maximum)</text:p>
          </table:table-cell>
          <table:table-cell table:formula="of:=([.AC$1]-1+[.AC3])*[.AC3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asites gastro-intestinaux - Pack de 3 échantillons individuels</text:p>
          </table:table-cell>
          <table:table-cell table:formula="of:=([.AC$1]-1+[.AC4])*[.AC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asites gastro-intestinaux - Pack de suivi annuel (4 envois de 3 échantillons)</text:p>
          </table:table-cell>
          <table:table-cell table:formula="of:=([.AC$1]-1+[.AC5])*[.AC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rasites gastro-intestinaux - Pack de 3 échantillons de mélanges (5 animaux)</text:p>
          </table:table-cell>
          <table:table-cell table:formula="of:=([.AC$1]-1+[.AC6])*[.AC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asites gastro-intestinaux + petite douve - Analyse individuelle (1 animal)</text:p>
          </table:table-cell>
          <table:table-cell table:formula="of:=([.AC$1]-1+[.AC7])*[.AC7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rasites gastro-intestinaux + petite douve - Analyse de mélange (5 animaux maximum))</text:p>
          </table:table-cell>
          <table:table-cell table:formula="of:=([.AC$1]-1+[.AC8])*[.AC8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sites gastro-intestinaux + petite douve - Pack de 3 échantillons individuels.</text:p>
          </table:table-cell>
          <table:table-cell table:formula="of:=([.AC$1]-1+[.AC9])*[.AC9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sites gastro-intestinaux + petite douve - Pack suivi annuel (4 envois de 3 échantillons par an)</text:p>
          </table:table-cell>
          <table:table-cell table:formula="of:=([.AC$1]-1+[.AC10])*[.AC10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rasites gastro-intestinaux + petite douve - Pack de 3 échantillons de mélange (5 animaux)</text:p>
          </table:table-cell>
          <table:table-cell table:formula="of:=([.AC$1]-1+[.AC11])*[.AC11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ongles pulmonaires - Analyse individuelle (1 animal)</text:p>
          </table:table-cell>
          <table:table-cell table:formula="of:=([.AC$1]-1+[.AC12])*[.AC12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ongles pulmonaires - Analyse de mélange (5 animaux maximum)</text:p>
          </table:table-cell>
          <table:table-cell table:formula="of:=([.AC$1]-1+[.AC13])*[.AC13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ande douve et paramphistome - Analyse de mélange (5 animaux maximum)</text:p>
          </table:table-cell>
          <table:table-cell table:formula="of:=([.AC$1]-1+[.AC14])*[.AC14]" office:value-type="float" office:value="27" calcext:value-type="float">
            <text:p>27</text:p>
          </table:table-cell>
          <table:table-cell table:number-columns-repeated="2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antification Haemonchus contortus - Analyse de mélange (5 animaux maximum)</text:p>
          </table:table-cell>
          <table:table-cell table:formula="of:=([.AC$1]-1+[.AC15])*[.AC1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 d'efficacité de produits vermifuges - Analyses coprologiques de mélange avant et après vermifuge (5 à 8 animaux)</text:p>
          </table:table-cell>
          <table:table-cell table:formula="of:=([.AC$1]-1+[.AC16])*[.AC1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Parasites gastro-intestinaux - Analyse individuelle (1 animal)</text:p>
          </table:table-cell>
          <table:table-cell table:formula="of:=([.AD$1]-1+[.AD2])*[.AD2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sites gastro-intestinaux - Analyse de mélange (5 animaux maximum)</text:p>
          </table:table-cell>
          <table:table-cell table:formula="of:=([.AD$1]-1+[.AD3])*[.AD3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asites gastro-intestinaux - Pack de 3 échantillons individuels</text:p>
          </table:table-cell>
          <table:table-cell table:formula="of:=([.AD$1]-1+[.AD4])*[.AD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asites gastro-intestinaux - Pack de suivi annuel (4 envois de 3 échantillons)</text:p>
          </table:table-cell>
          <table:table-cell table:formula="of:=([.AD$1]-1+[.AD5])*[.AD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rasites gastro-intestinaux - Pack de 3 échantillons de mélanges (5 animaux)</text:p>
          </table:table-cell>
          <table:table-cell table:formula="of:=([.AD$1]-1+[.AD6])*[.AD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asites gastro-intestinaux + petite douve - Analyse individuelle (1 animal)</text:p>
          </table:table-cell>
          <table:table-cell table:formula="of:=([.AD$1]-1+[.AD7])*[.AD7]" office:value-type="float" office:value="28" calcext:value-type="float">
            <text:p>28</text:p>
          </table:table-cell>
          <table:table-cell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rasites gastro-intestinaux + petite douve - Analyse de mélange (5 animaux maximum))</text:p>
          </table:table-cell>
          <table:table-cell table:formula="of:=([.AD$1]-1+[.AD8])*[.AD8]" office:value-type="float" office:value="28" calcext:value-type="float">
            <text:p>28</text:p>
          </table:table-cell>
          <table:table-cell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sites gastro-intestinaux + petite douve - Pack de 3 échantillons individuels.</text:p>
          </table:table-cell>
          <table:table-cell table:formula="of:=([.AD$1]-1+[.AD9])*[.AD9]" office:value-type="float" office:value="28" calcext:value-type="float">
            <text:p>28</text:p>
          </table:table-cell>
          <table:table-cell table:number-columns-repeated="2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sites gastro-intestinaux + petite douve - Pack suivi annuel (4 envois de 3 échantillons par an)</text:p>
          </table:table-cell>
          <table:table-cell table:formula="of:=([.AD$1]-1+[.AD10])*[.AD10]" office:value-type="float" office:value="28" calcext:value-type="float">
            <text:p>28</text:p>
          </table:table-cell>
          <table:table-cell table:number-columns-repeated="2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rasites gastro-intestinaux + petite douve - Pack de 3 échantillons de mélange (5 animaux)</text:p>
          </table:table-cell>
          <table:table-cell table:formula="of:=([.AD$1]-1+[.AD11])*[.AD11]" office:value-type="float" office:value="28" calcext:value-type="float">
            <text:p>28</text:p>
          </table:table-cell>
          <table:table-cell table:number-columns-repeated="2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ongles pulmonaires - Analyse individuelle (1 animal)</text:p>
          </table:table-cell>
          <table:table-cell table:formula="of:=([.AD$1]-1+[.AD12])*[.AD12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ongles pulmonaires - Analyse de mélange (5 animaux maximum)</text:p>
          </table:table-cell>
          <table:table-cell table:formula="of:=([.AD$1]-1+[.AD13])*[.AD13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ande douve et paramphistome - Analyse de mélange (5 animaux maximum)</text:p>
          </table:table-cell>
          <table:table-cell table:formula="of:=([.AD$1]-1+[.AD14])*[.AD1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antification Haemonchus contortus - Analyse de mélange (5 animaux maximum)</text:p>
          </table:table-cell>
          <table:table-cell table:formula="of:=([.AD$1]-1+[.AD15])*[.AD1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 d'efficacité de produits vermifuges - Analyses coprologiques de mélange avant et après vermifuge (5 à 8 animaux)</text:p>
          </table:table-cell>
          <table:table-cell table:formula="of:=([.AD$1]-1+[.AD16])*[.AD1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Parasites gastro-intestinaux - Analyse individuelle (1 animal)</text:p>
          </table:table-cell>
          <table:table-cell table:formula="of:=([.AE$1]-1+[.AE2])*[.AE2]" office:value-type="float" office:value="29" calcext:value-type="float">
            <text:p>29</text:p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sites gastro-intestinaux - Analyse de mélange (5 animaux maximum)</text:p>
          </table:table-cell>
          <table:table-cell table:formula="of:=([.AE$1]-1+[.AE3])*[.AE3]" office:value-type="float" office:value="29" calcext:value-type="float">
            <text:p>29</text:p>
          </table:table-cell>
          <table:table-cell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asites gastro-intestinaux - Pack de 3 échantillons individuels</text:p>
          </table:table-cell>
          <table:table-cell table:formula="of:=([.AE$1]-1+[.AE4])*[.AE4]" office:value-type="float" office:value="29" calcext:value-type="float">
            <text:p>29</text:p>
          </table:table-cell>
          <table:table-cell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asites gastro-intestinaux - Pack de suivi annuel (4 envois de 3 échantillons)</text:p>
          </table:table-cell>
          <table:table-cell table:formula="of:=([.AE$1]-1+[.AE5])*[.AE5]" office:value-type="float" office:value="29" calcext:value-type="float">
            <text:p>29</text:p>
          </table:table-cell>
          <table:table-cell table:number-columns-repeated="2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rasites gastro-intestinaux - Pack de 3 échantillons de mélanges (5 animaux)</text:p>
          </table:table-cell>
          <table:table-cell table:formula="of:=([.AE$1]-1+[.AE6])*[.AE6]" office:value-type="float" office:value="29" calcext:value-type="float">
            <text:p>29</text:p>
          </table:table-cell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asites gastro-intestinaux + petite douve - Analyse individuelle (1 animal)</text:p>
          </table:table-cell>
          <table:table-cell table:formula="of:=([.AE$1]-1+[.AE7])*[.AE7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rasites gastro-intestinaux + petite douve - Analyse de mélange (5 animaux maximum))</text:p>
          </table:table-cell>
          <table:table-cell table:formula="of:=([.AE$1]-1+[.AE8])*[.AE8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sites gastro-intestinaux + petite douve - Pack de 3 échantillons individuels.</text:p>
          </table:table-cell>
          <table:table-cell table:formula="of:=([.AE$1]-1+[.AE9])*[.AE9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sites gastro-intestinaux + petite douve - Pack suivi annuel (4 envois de 3 échantillons par an)</text:p>
          </table:table-cell>
          <table:table-cell table:formula="of:=([.AE$1]-1+[.AE10])*[.AE10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rasites gastro-intestinaux + petite douve - Pack de 3 échantillons de mélange (5 animaux)</text:p>
          </table:table-cell>
          <table:table-cell table:formula="of:=([.AE$1]-1+[.AE11])*[.AE11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ongles pulmonaires - Analyse individuelle (1 animal)</text:p>
          </table:table-cell>
          <table:table-cell table:formula="of:=([.AE$1]-1+[.AE12])*[.AE12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ongles pulmonaires - Analyse de mélange (5 animaux maximum)</text:p>
          </table:table-cell>
          <table:table-cell table:formula="of:=([.AE$1]-1+[.AE13])*[.AE13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ande douve et paramphistome - Analyse de mélange (5 animaux maximum)</text:p>
          </table:table-cell>
          <table:table-cell table:formula="of:=([.AE$1]-1+[.AE14])*[.AE1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antification Haemonchus contortus - Analyse de mélange (5 animaux maximum)</text:p>
          </table:table-cell>
          <table:table-cell table:formula="of:=([.AE$1]-1+[.AE15])*[.AE1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 d'efficacité de produits vermifuges - Analyses coprologiques de mélange avant et après vermifuge (5 à 8 animaux)</text:p>
          </table:table-cell>
          <table:table-cell table:formula="of:=([.AE$1]-1+[.AE16])*[.AE1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Parasites gastro-intestinaux - Analyse individuelle (1 animal)</text:p>
          </table:table-cell>
          <table:table-cell table:formula="of:=([.AF$1]-1+[.AF2])*[.AF2]" office:value-type="float" office:value="30" calcext:value-type="float">
            <text:p>30</text:p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sites gastro-intestinaux - Analyse de mélange (5 animaux maximum)</text:p>
          </table:table-cell>
          <table:table-cell table:formula="of:=([.AF$1]-1+[.AF3])*[.AF3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asites gastro-intestinaux - Pack de 3 échantillons individuels</text:p>
          </table:table-cell>
          <table:table-cell table:formula="of:=([.AF$1]-1+[.AF4])*[.AF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rasites gastro-intestinaux - Pack de suivi annuel (4 envois de 3 échantillons)</text:p>
          </table:table-cell>
          <table:table-cell table:formula="of:=([.AF$1]-1+[.AF5])*[.AF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rasites gastro-intestinaux - Pack de 3 échantillons de mélanges (5 animaux)</text:p>
          </table:table-cell>
          <table:table-cell table:formula="of:=([.AF$1]-1+[.AF6])*[.AF6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asites gastro-intestinaux + petite douve - Analyse individuelle (1 animal)</text:p>
          </table:table-cell>
          <table:table-cell table:formula="of:=([.AF$1]-1+[.AF7])*[.AF7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rasites gastro-intestinaux + petite douve - Analyse de mélange (5 animaux maximum))</text:p>
          </table:table-cell>
          <table:table-cell table:formula="of:=([.AF$1]-1+[.AF8])*[.AF8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sites gastro-intestinaux + petite douve - Pack de 3 échantillons individuels.</text:p>
          </table:table-cell>
          <table:table-cell table:formula="of:=([.AF$1]-1+[.AF9])*[.AF9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rasites gastro-intestinaux + petite douve - Pack suivi annuel (4 envois de 3 échantillons par an)</text:p>
          </table:table-cell>
          <table:table-cell table:formula="of:=([.AF$1]-1+[.AF10])*[.AF10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rasites gastro-intestinaux + petite douve - Pack de 3 échantillons de mélange (5 animaux)</text:p>
          </table:table-cell>
          <table:table-cell table:formula="of:=([.AF$1]-1+[.AF11])*[.AF11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rongles pulmonaires - Analyse individuelle (1 animal)</text:p>
          </table:table-cell>
          <table:table-cell table:formula="of:=([.AF$1]-1+[.AF12])*[.AF12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rongles pulmonaires - Analyse de mélange (5 animaux maximum)</text:p>
          </table:table-cell>
          <table:table-cell table:formula="of:=([.AF$1]-1+[.AF13])*[.AF13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ande douve et paramphistome - Analyse de mélange (5 animaux maximum)</text:p>
          </table:table-cell>
          <table:table-cell table:formula="of:=([.AF$1]-1+[.AF14])*[.AF14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antification Haemonchus contortus - Analyse de mélange (5 animaux maximum)</text:p>
          </table:table-cell>
          <table:table-cell table:formula="of:=([.AF$1]-1+[.AF15])*[.AF15]" office:value-type="float" office:value="0" calcext:value-type="float">
            <text:p>0</text:p>
          </table:table-cell>
          <table:table-cell table:number-columns-repeated="2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st d'efficacité de produits vermifuges - Analyses coprologiques de mélange avant et après vermifuge (5 à 8 animaux)</text:p>
          </table:table-cell>
          <table:table-cell table:formula="of:=([.AF$1]-1+[.AF16])*[.AF16]" office:value-type="float" office:value="0" calcext:value-type="float">
            <text:p>0</text:p>
          </table:table-cell>
          <table:table-cell table:number-columns-repeated="29"/>
        </table:table-row>
      </table:table>
      <table:table table:name="Feuille4_2" table:style-name="ta1">
        <table:table-column table:style-name="co9" table:default-cell-style-name="Default"/>
        <table:table-column table:style-name="co9" table:default-cell-style-name="ce4"/>
        <table:table-column table:style-name="co9" table:default-cell-style-name="ce5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number-columns-repeated="27" table:default-cell-style-name="Default"/>
        <table:table-row table:style-name="ro1">
          <table:table-cell office:value-type="string" calcext:value-type="string">
            <text:p>[ ‘anaacte_id’ =&gt; 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, ‘observation_id’ =&gt; 1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2, ‘observation_id’ =&gt; 1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3, ‘observation_id’ =&gt; 1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5, ‘observation_id’ =&gt; 1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5, ‘observation_id’ =&gt; 1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6, ‘observation_id’ =&gt; 1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7, ‘observation_id’ =&gt; 1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6, ‘observation_id’ =&gt; 1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9, ‘observation_id’ =&gt; 1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0, ‘observation_id’ =&gt; 1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1, ‘observation_id’ =&gt; 1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, ‘observation_id’ =&gt; 2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2, ‘observation_id’ =&gt; 2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3, ‘observation_id’ =&gt; 2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5, ‘observation_id’ =&gt; 2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5, ‘observation_id’ =&gt; 2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6, ‘observation_id’ =&gt; 2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7, ‘observation_id’ =&gt; 2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6, ‘observation_id’ =&gt; 2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9, ‘observation_id’ =&gt; 2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0, ‘observation_id’ =&gt; 2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1, ‘observation_id’ =&gt; 2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, ‘observation_id’ =&gt; 3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2, ‘observation_id’ =&gt; 3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3, ‘observation_id’ =&gt; 3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5, ‘observation_id’ =&gt; 3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5, ‘observation_id’ =&gt; 3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6, ‘observation_id’ =&gt; 3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7, ‘observation_id’ =&gt; 3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6, ‘observation_id’ =&gt; 3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9, ‘observation_id’ =&gt; 3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0, ‘observation_id’ =&gt; 3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1, ‘observation_id’ =&gt; 3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, ‘observation_id’ =&gt; 4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2, ‘observation_id’ =&gt; 4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3, ‘observation_id’ =&gt; 4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5, ‘observation_id’ =&gt; 4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5, ‘observation_id’ =&gt; 4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6, ‘observation_id’ =&gt; 4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7, ‘observation_id’ =&gt; 4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6, ‘observation_id’ =&gt; 4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9, ‘observation_id’ =&gt; 4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0, ‘observation_id’ =&gt; 4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1, ‘observation_id’ =&gt; 4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, ‘observation_id’ =&gt; 5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2, ‘observation_id’ =&gt; 5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3, ‘observation_id’ =&gt; 5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1, ‘observation_id’ =&gt; 5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, ‘observation_id’ =&gt; 6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2, ‘observation_id’ =&gt; 6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3, ‘observation_id’ =&gt; 6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5, ‘observation_id’ =&gt; 6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5, ‘observation_id’ =&gt; 6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6, ‘observation_id’ =&gt; 6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7, ‘observation_id’ =&gt; 6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6, ‘observation_id’ =&gt; 6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9, ‘observation_id’ =&gt; 6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0, ‘observation_id’ =&gt; 6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1, ‘observation_id’ =&gt; 6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2, ‘observation_id’ =&gt; 6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9, ‘observation_id’ =&gt; 7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0, ‘observation_id’ =&gt; 7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9, ‘observation_id’ =&gt; 8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, ‘observation_id’ =&gt; 9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2, ‘observation_id’ =&gt; 9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3, ‘observation_id’ =&gt; 9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5, ‘observation_id’ =&gt; 9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2, ‘observation_id’ =&gt; 9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, ‘observation_id’ =&gt; 10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2, ‘observation_id’ =&gt; 10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3, ‘observation_id’ =&gt; 10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5, ‘observation_id’ =&gt; 10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2, ‘observation_id’ =&gt; 10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3, ‘observation_id’ =&gt; 11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, ‘observation_id’ =&gt; 12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5, ‘observation_id’ =&gt; 12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1, ‘observation_id’ =&gt; 12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3, ‘observation_id’ =&gt; 12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5, ‘observation_id’ =&gt; 13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8, ‘observation_id’ =&gt; 13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6, ‘observation_id’ =&gt; 13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0, ‘observation_id’ =&gt; 13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3, ‘observation_id’ =&gt; 13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5, ‘observation_id’ =&gt; 14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8, ‘observation_id’ =&gt; 14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6, ‘observation_id’ =&gt; 14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0, ‘observation_id’ =&gt; 14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5, ‘observation_id’ =&gt; 15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8, ‘observation_id’ =&gt; 15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6, ‘observation_id’ =&gt; 15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0, ‘observation_id’ =&gt; 15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, ‘observation_id’ =&gt; 16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5, ‘observation_id’ =&gt; 17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8, ‘observation_id’ =&gt; 17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0, ‘observation_id’ =&gt; 17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5, ‘observation_id’ =&gt; 18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8, ‘observation_id’ =&gt; 18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0, ‘observation_id’ =&gt; 18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5, ‘observation_id’ =&gt; 19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8, ‘observation_id’ =&gt; 19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0, ‘observation_id’ =&gt; 19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5, ‘observation_id’ =&gt; 20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8, ‘observation_id’ =&gt; 20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0, ‘observation_id’ =&gt; 20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2, ‘observation_id’ =&gt; 21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5, ‘observation_id’ =&gt; 21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6, ‘observation_id’ =&gt; 21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8, ‘observation_id’ =&gt; 21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0, ‘observation_id’ =&gt; 21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, ‘observation_id’ =&gt; 22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5, ‘observation_id’ =&gt; 22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6, ‘observation_id’ =&gt; 22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4, ‘observation_id’ =&gt; 23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8, ‘observation_id’ =&gt; 23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5, ‘observation_id’ =&gt; 24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6, ‘observation_id’ =&gt; 24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7, ‘observation_id’ =&gt; 24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8, ‘observation_id’ =&gt; 24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6, ‘observation_id’ =&gt; 24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, ‘observation_id’ =&gt; 25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2, ‘observation_id’ =&gt; 25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3, ‘observation_id’ =&gt; 25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4, ‘observation_id’ =&gt; 25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5, ‘observation_id’ =&gt; 25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5, ‘observation_id’ =&gt; 25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6, ‘observation_id’ =&gt; 25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7, ‘observation_id’ =&gt; 25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8, ‘observation_id’ =&gt; 25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6, ‘observation_id’ =&gt; 25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9, ‘observation_id’ =&gt; 25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0, ‘observation_id’ =&gt; 25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2, ‘observation_id’ =&gt; 25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, ‘observation_id’ =&gt; 26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2, ‘observation_id’ =&gt; 26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3, ‘observation_id’ =&gt; 26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4, ‘observation_id’ =&gt; 26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5, ‘observation_id’ =&gt; 26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9, ‘observation_id’ =&gt; 26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0, ‘observation_id’ =&gt; 26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1, ‘observation_id’ =&gt; 26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1, ‘observation_id’ =&gt; 27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5, ‘observation_id’ =&gt; 28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6, ‘observation_id’ =&gt; 28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7, ‘observation_id’ =&gt; 28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8, ‘observation_id’ =&gt; 28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6, ‘observation_id’ =&gt; 28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, ‘observation_id’ =&gt; 29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2, ‘observation_id’ =&gt; 29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3, ‘observation_id’ =&gt; 29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4, ‘observation_id’ =&gt; 29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5, ‘observation_id’ =&gt; 29,],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[ ‘anaacte_id’ =&gt; 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, ‘observation_id’ =&gt;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],</text:p>
          </table:table-cell>
          <table:table-cell office:value-type="string" calcext:value-type="string">
            <text:p>[ ‘anaacte_id’ =&gt; 1, ‘observation_id’ =&gt; 30,],</text:p>
          </table:table-cell>
          <table:table-cell table:number-columns-repeated="27"/>
        </table:table-row>
      </table:table>
      <table:named-expressions/>
      <table:database-ranges>
        <table:database-range table:name="__Anonymous_Sheet_DB__1" table:target-range-address="Feuille2.A1:Feuille2.F100" table:contains-header="false">
          <table:sort>
            <table:sort-by table:field-number="1" table:data-type="automatic"/>
          </table:sort>
        </table:database-range>
        <table:database-range table:name="__Anonymous_Sheet_DB__4" table:target-range-address="Feuille4_2.B1:Feuille4_2.D15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6">00/00/0000</text:date>, <text:time style:data-style-name="N2" text:time-value="16:36:49.9810134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4-06T16:39:26.585353937</dc:date>
    <meta:editing-duration>PT9H25M31S</meta:editing-duration>
    <meta:editing-cycles>8</meta:editing-cycles>
    <meta:generator>LibreOffice/6.3.5.2$Linux_X86_64 LibreOffice_project/30$Build-2</meta:generator>
    <meta:print-date>2020-04-06T16:37:48.842544752</meta:print-date>
    <meta:document-statistic meta:table-count="5" meta:cell-count="4172" meta:object-count="0"/>
  </office:meta>
</office:document-meta>
</file>